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1in"/>
    </style:style>
    <style:style style:name="co2" style:family="table-column">
      <style:table-column-properties fo:break-before="auto" style:column-width="2.1909in"/>
    </style:style>
    <style:style style:name="co3" style:family="table-column">
      <style:table-column-properties fo:break-before="auto" style:column-width="2.2984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0.8047in"/>
    </style:style>
    <style:style style:name="co8" style:family="table-column">
      <style:table-column-properties fo:break-before="auto" style:column-width="0.8154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0.6972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0.7362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merged_stats_check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Variable Name 2012</text:p>
          </table:table-cell>
          <table:table-cell office:value-type="string" calcext:value-type="string">
            <text:p>Variable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_missing.2016</text:p>
          </table:table-cell>
          <table:table-cell office:value-type="string" calcext:value-type="string">
            <text:p>n_missing.2012</text:p>
          </table:table-cell>
          <table:table-cell office:value-type="string" calcext:value-type="string">
            <text:p>n_observed.2016</text:p>
          </table:table-cell>
          <table:table-cell office:value-type="string" calcext:value-type="string">
            <text:p>n_observed.2012</text:p>
          </table:table-cell>
          <table:table-cell office:value-type="string" calcext:value-type="string">
            <text:p>n_unique.2016</text:p>
          </table:table-cell>
          <table:table-cell office:value-type="string" calcext:value-type="string">
            <text:p>n_unique.2012</text:p>
          </table:table-cell>
          <table:table-cell office:value-type="string" calcext:value-type="string">
            <text:p>value.2016</text:p>
          </table:table-cell>
          <table:table-cell office:value-type="string" calcext:value-type="string">
            <text:p>value.2012</text:p>
          </table:table-cell>
          <table:table-cell office:value-type="string" calcext:value-type="string">
            <text:p>count.2016</text:p>
          </table:table-cell>
          <table:table-cell office:value-type="string" calcext:value-type="string">
            <text:p>count.2012</text:p>
          </table:table-cell>
          <table:table-cell office:value-type="string" calcext:value-type="string">
            <text:p>percent.2016</text:p>
          </table:table-cell>
          <table:table-cell office:value-type="string" calcext:value-type="string">
            <text:p>percent.2012</text:p>
          </table:table-cell>
          <table:table-cell office:value-type="string" calcext:value-type="string">
            <text:p>min.2016</text:p>
          </table:table-cell>
          <table:table-cell office:value-type="string" calcext:value-type="string">
            <text:p>min.2012</text:p>
          </table:table-cell>
          <table:table-cell office:value-type="string" calcext:value-type="string">
            <text:p>mean.2016</text:p>
          </table:table-cell>
          <table:table-cell office:value-type="string" calcext:value-type="string">
            <text:p>mean.2012</text:p>
          </table:table-cell>
          <table:table-cell office:value-type="string" calcext:value-type="string">
            <text:p>median.2016</text:p>
          </table:table-cell>
          <table:table-cell office:value-type="string" calcext:value-type="string">
            <text:p>median.2012</text:p>
          </table:table-cell>
          <table:table-cell office:value-type="string" calcext:value-type="string">
            <text:p>max.2016</text:p>
          </table:table-cell>
          <table:table-cell office:value-type="string" calcext:value-type="string">
            <text:p>max.2012</text:p>
          </table:table-cell>
          <table:table-cell office:value-type="string" calcext:value-type="string">
            <text:p>sd.2016</text:p>
          </table:table-cell>
          <table:table-cell office:value-type="string" calcext:value-type="string">
            <text:p>sd.2012</text:p>
          </table:table-cell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834499" calcext:value-type="float">
            <text:p>69834499</text:p>
          </table:table-cell>
          <table:table-cell office:value-type="float" office:value="55264754" calcext:value-type="float">
            <text:p>55264754</text:p>
          </table:table-cell>
          <table:table-cell office:value-type="float" office:value="10.19" calcext:value-type="float">
            <text:p>10.19</text:p>
          </table:table-cell>
          <table:table-cell office:value-type="float" office:value="11.69" calcext:value-type="float">
            <text:p>11.69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7719191" calcext:value-type="float">
            <text:p>97719191</text:p>
          </table:table-cell>
          <table:table-cell office:value-type="float" office:value="74969965" calcext:value-type="float">
            <text:p>74969965</text:p>
          </table:table-cell>
          <table:table-cell office:value-type="float" office:value="14.26" calcext:value-type="float">
            <text:p>14.26</text:p>
          </table:table-cell>
          <table:table-cell office:value-type="float" office:value="15.86" calcext:value-type="float">
            <text:p>15.8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238629" calcext:value-type="float">
            <text:p>27238629</text:p>
          </table:table-cell>
          <table:table-cell office:value-type="float" office:value="19519800" calcext:value-type="float">
            <text:p>19519800</text:p>
          </table:table-cell>
          <table:table-cell office:value-type="float" office:value="3.97" calcext:value-type="float">
            <text:p>3.97</text:p>
          </table:table-cell>
          <table:table-cell office:value-type="float" office:value="4.13" calcext:value-type="float">
            <text:p>4.1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190327" calcext:value-type="float">
            <text:p>52190327</text:p>
          </table:table-cell>
          <table:table-cell office:value-type="float" office:value="37316303" calcext:value-type="float">
            <text:p>37316303</text:p>
          </table:table-cell>
          <table:table-cell office:value-type="float" office:value="7.61" calcext:value-type="float">
            <text:p>7.61</text:p>
          </table:table-cell>
          <table:table-cell office:value-type="float" office:value="7.9" calcext:value-type="float">
            <text:p>7.9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8785321" calcext:value-type="float">
            <text:p>88785321</text:p>
          </table:table-cell>
          <table:table-cell office:value-type="float" office:value="69757600" calcext:value-type="float">
            <text:p>69757600</text:p>
          </table:table-cell>
          <table:table-cell office:value-type="float" office:value="12.95" calcext:value-type="float">
            <text:p>12.95</text:p>
          </table:table-cell>
          <table:table-cell office:value-type="float" office:value="14.76" calcext:value-type="float">
            <text:p>14.7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170522" calcext:value-type="float">
            <text:p>45170522</text:p>
          </table:table-cell>
          <table:table-cell office:value-type="float" office:value="34258214" calcext:value-type="float">
            <text:p>34258214</text:p>
          </table:table-cell>
          <table:table-cell office:value-type="float" office:value="6.59" calcext:value-type="float">
            <text:p>6.59</text:p>
          </table:table-cell>
          <table:table-cell office:value-type="float" office:value="7.25" calcext:value-type="float">
            <text:p>7.25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393271" calcext:value-type="float">
            <text:p>41393271</text:p>
          </table:table-cell>
          <table:table-cell office:value-type="float" office:value="31283583" calcext:value-type="float">
            <text:p>31283583</text:p>
          </table:table-cell>
          <table:table-cell office:value-type="float" office:value="6.04" calcext:value-type="float">
            <text:p>6.04</text:p>
          </table:table-cell>
          <table:table-cell office:value-type="float" office:value="6.62" calcext:value-type="float">
            <text:p>6.62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467290" calcext:value-type="float">
            <text:p>55467290</text:p>
          </table:table-cell>
          <table:table-cell office:value-type="float" office:value="41018469" calcext:value-type="float">
            <text:p>41018469</text:p>
          </table:table-cell>
          <table:table-cell office:value-type="float" office:value="8.09" calcext:value-type="float">
            <text:p>8.09</text:p>
          </table:table-cell>
          <table:table-cell office:value-type="float" office:value="8.68" calcext:value-type="float">
            <text:p>8.6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513164" calcext:value-type="float">
            <text:p>64513164</text:p>
          </table:table-cell>
          <table:table-cell office:value-type="float" office:value="49748845" calcext:value-type="float">
            <text:p>49748845</text:p>
          </table:table-cell>
          <table:table-cell office:value-type="float" office:value="9.41" calcext:value-type="float">
            <text:p>9.41</text:p>
          </table:table-cell>
          <table:table-cell office:value-type="float" office:value="10.53" calcext:value-type="float">
            <text:p>10.5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030767" calcext:value-type="float">
            <text:p>75030767</text:p>
          </table:table-cell>
          <table:table-cell office:value-type="float" office:value="50157183" calcext:value-type="float">
            <text:p>50157183</text:p>
          </table:table-cell>
          <table:table-cell office:value-type="float" office:value="10.95" calcext:value-type="float">
            <text:p>10.95</text:p>
          </table:table-cell>
          <table:table-cell office:value-type="float" office:value="10.61" calcext:value-type="float">
            <text:p>10.6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dead</text:p>
          </table:table-cell>
          <table:table-cell office:value-type="string" calcext:value-type="string">
            <text:p>Indicator of participant death (bene_dod) in this year (0 = not dead 1 = dead). Derived from Medicare data.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652900498" calcext:value-type="float">
            <text:p>652900498</text:p>
          </table:table-cell>
          <table:table-cell office:value-type="float" office:value="449539601" calcext:value-type="float">
            <text:p>449539601</text:p>
          </table:table-cell>
          <table:table-cell office:value-type="float" office:value="95.25" calcext:value-type="float">
            <text:p>95.25</text:p>
          </table:table-cell>
          <table:table-cell office:value-type="float" office:value="95.11" calcext:value-type="float">
            <text:p>95.1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dead</text:p>
          </table:table-cell>
          <table:table-cell office:value-type="string" calcext:value-type="string">
            <text:p>Indicator of participant death (bene_dod) in this year (0 = not dead 1 = dead). Derived from Medicare data.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float" office:value="32587126" calcext:value-type="float">
            <text:p>32587126</text:p>
          </table:table-cell>
          <table:table-cell office:value-type="float" office:value="23089347" calcext:value-type="float">
            <text:p>23089347</text:p>
          </table:table-cell>
          <table:table-cell office:value-type="float" office:value="4.75" calcext:value-type="float">
            <text:p>4.75</text:p>
          </table:table-cell>
          <table:table-cell office:value-type="float" office:value="4.89" calcext:value-type="float">
            <text:p>4.89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dodflag</text:p>
          </table:table-cell>
          <table:table-cell office:value-type="string" calcext:value-type="string">
            <text:p>Valid date of death switch (v=validated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float" office:value="27239140" calcext:value-type="float">
            <text:p>27239140</text:p>
          </table:table-cell>
          <table:table-cell office:value-type="float" office:value="17398885" calcext:value-type="float">
            <text:p>17398885</text:p>
          </table:table-cell>
          <table:table-cell office:value-type="float" office:value="3.97" calcext:value-type="float">
            <text:p>3.97</text:p>
          </table:table-cell>
          <table:table-cell office:value-type="float" office:value="3.68" calcext:value-type="float">
            <text:p>3.6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dual</text:p>
          </table:table-cell>
          <table:table-cell office:value-type="string" calcext:value-type="string">
            <text:p>Eligible for both Medicare and Medicaid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741002" calcext:value-type="float">
            <text:p>598741002</text:p>
          </table:table-cell>
          <table:table-cell office:value-type="float" office:value="412628734" calcext:value-type="float">
            <text:p>412628734</text:p>
          </table:table-cell>
          <table:table-cell office:value-type="float" office:value="87.35" calcext:value-type="float">
            <text:p>87.35</text:p>
          </table:table-cell>
          <table:table-cell office:value-type="float" office:value="87.31" calcext:value-type="float">
            <text:p>87.3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dual</text:p>
          </table:table-cell>
          <table:table-cell office:value-type="string" calcext:value-type="string">
            <text:p>Eligible for both Medicare and Medicaid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746622" calcext:value-type="float">
            <text:p>86746622</text:p>
          </table:table-cell>
          <table:table-cell office:value-type="float" office:value="60000214" calcext:value-type="float">
            <text:p>60000214</text:p>
          </table:table-cell>
          <table:table-cell office:value-type="float" office:value="12.65" calcext:value-type="float">
            <text:p>12.65</text:p>
          </table:table-cell>
          <table:table-cell office:value-type="float" office:value="12.69" calcext:value-type="float">
            <text:p>12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1999</text:p>
          </table:table-cell>
          <table:table-cell office:value-type="string" calcext:value-type="string">
            <text:p>entry_age_break</text:p>
          </table:table-cell>
          <table:table-cell office:value-type="string" calcext:value-type="string">
            <text:p>Age category on entering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4702679" calcext:value-type="float">
            <text:p>444702679</text:p>
          </table:table-cell>
          <table:table-cell office:value-type="float" office:value="279891033" calcext:value-type="float">
            <text:p>279891033</text:p>
          </table:table-cell>
          <table:table-cell office:value-type="float" office:value="64.87" calcext:value-type="float">
            <text:p>64.87</text:p>
          </table:table-cell>
          <table:table-cell office:value-type="float" office:value="59.22" calcext:value-type="float">
            <text:p>59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1999</text:p>
          </table:table-cell>
          <table:table-cell office:value-type="string" calcext:value-type="string">
            <text:p>entry_age_break</text:p>
          </table:table-cell>
          <table:table-cell office:value-type="string" calcext:value-type="string">
            <text:p>Age category on entering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8744464" calcext:value-type="float">
            <text:p>108744464</text:p>
          </table:table-cell>
          <table:table-cell office:value-type="float" office:value="85445417" calcext:value-type="float">
            <text:p>85445417</text:p>
          </table:table-cell>
          <table:table-cell office:value-type="float" office:value="15.86" calcext:value-type="float">
            <text:p>15.86</text:p>
          </table:table-cell>
          <table:table-cell office:value-type="float" office:value="18.08" calcext:value-type="float">
            <text:p>18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1999</text:p>
          </table:table-cell>
          <table:table-cell office:value-type="string" calcext:value-type="string">
            <text:p>entry_age_break</text:p>
          </table:table-cell>
          <table:table-cell office:value-type="string" calcext:value-type="string">
            <text:p>Age category on entering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364552" calcext:value-type="float">
            <text:p>72364552</text:p>
          </table:table-cell>
          <table:table-cell office:value-type="float" office:value="58839301" calcext:value-type="float">
            <text:p>58839301</text:p>
          </table:table-cell>
          <table:table-cell office:value-type="float" office:value="10.56" calcext:value-type="float">
            <text:p>10.56</text:p>
          </table:table-cell>
          <table:table-cell office:value-type="float" office:value="12.45" calcext:value-type="float">
            <text:p>12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1999</text:p>
          </table:table-cell>
          <table:table-cell office:value-type="string" calcext:value-type="string">
            <text:p>entry_age_break</text:p>
          </table:table-cell>
          <table:table-cell office:value-type="string" calcext:value-type="string">
            <text:p>Age category on entering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869349" calcext:value-type="float">
            <text:p>36869349</text:p>
          </table:table-cell>
          <table:table-cell office:value-type="float" office:value="30479953" calcext:value-type="float">
            <text:p>30479953</text:p>
          </table:table-cell>
          <table:table-cell office:value-type="float" office:value="5.38" calcext:value-type="float">
            <text:p>5.38</text:p>
          </table:table-cell>
          <table:table-cell office:value-type="float" office:value="6.45" calcext:value-type="float">
            <text:p>6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1999</text:p>
          </table:table-cell>
          <table:table-cell office:value-type="string" calcext:value-type="string">
            <text:p>entry_age_break</text:p>
          </table:table-cell>
          <table:table-cell office:value-type="string" calcext:value-type="string">
            <text:p>Age category on entering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192487" calcext:value-type="float">
            <text:p>15192487</text:p>
          </table:table-cell>
          <table:table-cell office:value-type="float" office:value="12263381" calcext:value-type="float">
            <text:p>12263381</text:p>
          </table:table-cell>
          <table:table-cell office:value-type="float" office:value="2.22" calcext:value-type="float">
            <text:p>2.22</text:p>
          </table:table-cell>
          <table:table-cell office:value-type="float" office:value="2.59" calcext:value-type="float">
            <text:p>2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1999</text:p>
          </table:table-cell>
          <table:table-cell office:value-type="string" calcext:value-type="string">
            <text:p>entry_age_break</text:p>
          </table:table-cell>
          <table:table-cell office:value-type="string" calcext:value-type="string">
            <text:p>Age category on entering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3842" calcext:value-type="float">
            <text:p>4613842</text:p>
          </table:table-cell>
          <table:table-cell office:value-type="float" office:value="3471768" calcext:value-type="float">
            <text:p>3471768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1999</text:p>
          </table:table-cell>
          <table:table-cell office:value-type="string" calcext:value-type="string">
            <text:p>entry_age_break</text:p>
          </table:table-cell>
          <table:table-cell office:value-type="string" calcext:value-type="string">
            <text:p>Age category on entering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91365" calcext:value-type="float">
            <text:p>2991365</text:p>
          </table:table-cell>
          <table:table-cell office:value-type="float" office:value="2236725" calcext:value-type="float">
            <text:p>2236725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1999</text:p>
          </table:table-cell>
          <table:table-cell office:value-type="string" calcext:value-type="string">
            <text:p>entry_age_break</text:p>
          </table:table-cell>
          <table:table-cell office:value-type="string" calcext:value-type="string">
            <text:p>Age category on entering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8886" calcext:value-type="float">
            <text:p>8886</text:p>
          </table:table-cell>
          <table:table-cell office:value-type="float" office:value="1370" calcext:value-type="float">
            <text:p>1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ace</text:p>
          </table:table-cell>
          <table:table-cell office:value-type="string" calcext:value-type="string">
            <text:p>Beneficiary race code (1=white 2=black others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1793" calcext:value-type="float">
            <text:p>3331793</text:p>
          </table:table-cell>
          <table:table-cell office:value-type="float" office:value="1064539" calcext:value-type="float">
            <text:p>1064539</text:p>
          </table:table-cell>
          <table:table-cell office:value-type="float" office:value="0.49" calcext:value-type="float">
            <text:p>0.49</text:p>
          </table:table-cell>
          <table:table-cell office:value-type="float" office:value="0.23" calcext:value-type="float">
            <text:p>0.2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ace</text:p>
          </table:table-cell>
          <table:table-cell office:value-type="string" calcext:value-type="string">
            <text:p>Beneficiary race code (1=white 2=black others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2518860" calcext:value-type="float">
            <text:p>582518860</text:p>
          </table:table-cell>
          <table:table-cell office:value-type="float" office:value="404707156" calcext:value-type="float">
            <text:p>404707156</text:p>
          </table:table-cell>
          <table:table-cell office:value-type="float" office:value="84.98" calcext:value-type="float">
            <text:p>84.98</text:p>
          </table:table-cell>
          <table:table-cell office:value-type="float" office:value="85.63" calcext:value-type="float">
            <text:p>85.6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ace</text:p>
          </table:table-cell>
          <table:table-cell office:value-type="string" calcext:value-type="string">
            <text:p>Beneficiary race code (1=white 2=black others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111390" calcext:value-type="float">
            <text:p>57111390</text:p>
          </table:table-cell>
          <table:table-cell office:value-type="float" office:value="38955015" calcext:value-type="float">
            <text:p>38955015</text:p>
          </table:table-cell>
          <table:table-cell office:value-type="float" office:value="8.33" calcext:value-type="float">
            <text:p>8.33</text:p>
          </table:table-cell>
          <table:table-cell office:value-type="float" office:value="8.24" calcext:value-type="float">
            <text:p>8.2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ace</text:p>
          </table:table-cell>
          <table:table-cell office:value-type="string" calcext:value-type="string">
            <text:p>Beneficiary race code (1=white 2=black others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726975" calcext:value-type="float">
            <text:p>11726975</text:p>
          </table:table-cell>
          <table:table-cell office:value-type="float" office:value="7369679" calcext:value-type="float">
            <text:p>7369679</text:p>
          </table:table-cell>
          <table:table-cell office:value-type="float" office:value="1.71" calcext:value-type="float">
            <text:p>1.71</text:p>
          </table:table-cell>
          <table:table-cell office:value-type="float" office:value="1.56" calcext:value-type="float">
            <text:p>1.5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ace</text:p>
          </table:table-cell>
          <table:table-cell office:value-type="string" calcext:value-type="string">
            <text:p>Beneficiary race code (1=white 2=black others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528014" calcext:value-type="float">
            <text:p>13528014</text:p>
          </table:table-cell>
          <table:table-cell office:value-type="float" office:value="8852375" calcext:value-type="float">
            <text:p>8852375</text:p>
          </table:table-cell>
          <table:table-cell office:value-type="float" office:value="1.97" calcext:value-type="float">
            <text:p>1.97</text:p>
          </table:table-cell>
          <table:table-cell office:value-type="float" office:value="1.87" calcext:value-type="float">
            <text:p>1.87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ace</text:p>
          </table:table-cell>
          <table:table-cell office:value-type="string" calcext:value-type="string">
            <text:p>Beneficiary race code (1=white 2=black others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95668" calcext:value-type="float">
            <text:p>15095668</text:p>
          </table:table-cell>
          <table:table-cell office:value-type="float" office:value="10216978" calcext:value-type="float">
            <text:p>10216978</text:p>
          </table:table-cell>
          <table:table-cell office:value-type="float" office:value="2.2" calcext:value-type="float">
            <text:p>2.2</text:p>
          </table:table-cell>
          <table:table-cell office:value-type="float" office:value="2.16" calcext:value-type="float">
            <text:p>2.1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ace</text:p>
          </table:table-cell>
          <table:table-cell office:value-type="string" calcext:value-type="string">
            <text:p>Beneficiary race code (1=white 2=black others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74924" calcext:value-type="float">
            <text:p>2174924</text:p>
          </table:table-cell>
          <table:table-cell office:value-type="float" office:value="1463206" calcext:value-type="float">
            <text:p>1463206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x</text:p>
          </table:table-cell>
          <table:table-cell office:value-type="string" calcext:value-type="string">
            <text:p>sex (1=male and 2=femaile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147013" calcext:value-type="float">
            <text:p>293147013</text:p>
          </table:table-cell>
          <table:table-cell office:value-type="float" office:value="200220060" calcext:value-type="float">
            <text:p>200220060</text:p>
          </table:table-cell>
          <table:table-cell office:value-type="float" office:value="42.76" calcext:value-type="float">
            <text:p>42.76</text:p>
          </table:table-cell>
          <table:table-cell office:value-type="float" office:value="42.36" calcext:value-type="float">
            <text:p>42.3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x</text:p>
          </table:table-cell>
          <table:table-cell office:value-type="string" calcext:value-type="string">
            <text:p>sex (1=male and 2=femaile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2340611" calcext:value-type="float">
            <text:p>392340611</text:p>
          </table:table-cell>
          <table:table-cell office:value-type="float" office:value="272408660" calcext:value-type="float">
            <text:p>272408660</text:p>
          </table:table-cell>
          <table:table-cell office:value-type="float" office:value="57.24" calcext:value-type="float">
            <text:p>57.24</text:p>
          </table:table-cell>
          <table:table-cell office:value-type="float" office:value="57.64" calcext:value-type="float">
            <text:p>57.6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AK</text:p>
          </table:table-cell>
          <table:table-cell office:value-type="float" office:value="1078222" calcext:value-type="float">
            <text:p>1078222</text:p>
          </table:table-cell>
          <table:table-cell office:value-type="float" office:value="763063" calcext:value-type="float">
            <text:p>763063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AL</text:p>
          </table:table-cell>
          <table:table-cell office:value-type="float" office:value="11131389" calcext:value-type="float">
            <text:p>11131389</text:p>
          </table:table-cell>
          <table:table-cell office:value-type="float" office:value="7728555" calcext:value-type="float">
            <text:p>7728555</text:p>
          </table:table-cell>
          <table:table-cell office:value-type="float" office:value="1.62" calcext:value-type="float">
            <text:p>1.62</text:p>
          </table:table-cell>
          <table:table-cell office:value-type="float" office:value="1.64" calcext:value-type="float">
            <text:p>1.6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AR</text:p>
          </table:table-cell>
          <table:table-cell office:value-type="float" office:value="7050070" calcext:value-type="float">
            <text:p>7050070</text:p>
          </table:table-cell>
          <table:table-cell office:value-type="float" office:value="4913722" calcext:value-type="float">
            <text:p>4913722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AZ</text:p>
          </table:table-cell>
          <table:table-cell office:value-type="float" office:value="13346115" calcext:value-type="float">
            <text:p>13346115</text:p>
          </table:table-cell>
          <table:table-cell office:value-type="float" office:value="9005496" calcext:value-type="float">
            <text:p>9005496</text:p>
          </table:table-cell>
          <table:table-cell office:value-type="float" office:value="1.95" calcext:value-type="float">
            <text:p>1.95</text:p>
          </table:table-cell>
          <table:table-cell office:value-type="float" office:value="1.91" calcext:value-type="float">
            <text:p>1.9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CA</text:p>
          </table:table-cell>
          <table:table-cell office:value-type="float" office:value="70929067" calcext:value-type="float">
            <text:p>70929067</text:p>
          </table:table-cell>
          <table:table-cell office:value-type="float" office:value="48564968" calcext:value-type="float">
            <text:p>48564968</text:p>
          </table:table-cell>
          <table:table-cell office:value-type="float" office:value="10.35" calcext:value-type="float">
            <text:p>10.35</text:p>
          </table:table-cell>
          <table:table-cell office:value-type="float" office:value="10.28" calcext:value-type="float">
            <text:p>10.2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CO</text:p>
          </table:table-cell>
          <table:table-cell office:value-type="float" office:value="9045489" calcext:value-type="float">
            <text:p>9045489</text:p>
          </table:table-cell>
          <table:table-cell office:value-type="float" office:value="6057386" calcext:value-type="float">
            <text:p>6057386</text:p>
          </table:table-cell>
          <table:table-cell office:value-type="float" office:value="1.32" calcext:value-type="float">
            <text:p>1.32</text:p>
          </table:table-cell>
          <table:table-cell office:value-type="float" office:value="1.28" calcext:value-type="float">
            <text:p>1.2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CT</text:p>
          </table:table-cell>
          <table:table-cell office:value-type="float" office:value="8668153" calcext:value-type="float">
            <text:p>8668153</text:p>
          </table:table-cell>
          <table:table-cell office:value-type="float" office:value="6071423" calcext:value-type="float">
            <text:p>6071423</text:p>
          </table:table-cell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DC</text:p>
          </table:table-cell>
          <table:table-cell office:value-type="float" office:value="1177310" calcext:value-type="float">
            <text:p>1177310</text:p>
          </table:table-cell>
          <table:table-cell office:value-type="float" office:value="827279" calcext:value-type="float">
            <text:p>827279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DE</text:p>
          </table:table-cell>
          <table:table-cell office:value-type="float" office:value="2126289" calcext:value-type="float">
            <text:p>2126289</text:p>
          </table:table-cell>
          <table:table-cell office:value-type="float" office:value="1441399" calcext:value-type="float">
            <text:p>1441399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FL</text:p>
          </table:table-cell>
          <table:table-cell office:value-type="float" office:value="51018268" calcext:value-type="float">
            <text:p>51018268</text:p>
          </table:table-cell>
          <table:table-cell office:value-type="float" office:value="35080168" calcext:value-type="float">
            <text:p>35080168</text:p>
          </table:table-cell>
          <table:table-cell office:value-type="float" office:value="7.44" calcext:value-type="float">
            <text:p>7.44</text:p>
          </table:table-cell>
          <table:table-cell office:value-type="float" office:value="7.42" calcext:value-type="float">
            <text:p>7.42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GA</text:p>
          </table:table-cell>
          <table:table-cell office:value-type="float" office:value="16749267" calcext:value-type="float">
            <text:p>16749267</text:p>
          </table:table-cell>
          <table:table-cell office:value-type="float" office:value="11279797" calcext:value-type="float">
            <text:p>11279797</text:p>
          </table:table-cell>
          <table:table-cell office:value-type="float" office:value="2.44" calcext:value-type="float">
            <text:p>2.44</text:p>
          </table:table-cell>
          <table:table-cell office:value-type="float" office:value="2.39" calcext:value-type="float">
            <text:p>2.39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GU</text:p>
          </table:table-cell>
          <table:table-cell office:value-type="float" office:value="172376" calcext:value-type="float">
            <text:p>172376</text:p>
          </table:table-cell>
          <table:table-cell office:value-type="float" office:value="115524" calcext:value-type="float">
            <text:p>11552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HI</text:p>
          </table:table-cell>
          <table:table-cell office:value-type="float" office:value="3187533" calcext:value-type="float">
            <text:p>3187533</text:p>
          </table:table-cell>
          <table:table-cell office:value-type="float" office:value="2185661" calcext:value-type="float">
            <text:p>2185661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IA</text:p>
          </table:table-cell>
          <table:table-cell office:value-type="float" office:value="7969012" calcext:value-type="float">
            <text:p>7969012</text:p>
          </table:table-cell>
          <table:table-cell office:value-type="float" office:value="5617850" calcext:value-type="float">
            <text:p>5617850</text:p>
          </table:table-cell>
          <table:table-cell office:value-type="float" office:value="1.16" calcext:value-type="float">
            <text:p>1.16</text:p>
          </table:table-cell>
          <table:table-cell office:value-type="float" office:value="1.19" calcext:value-type="float">
            <text:p>1.19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ID</text:p>
          </table:table-cell>
          <table:table-cell office:value-type="float" office:value="3245890" calcext:value-type="float">
            <text:p>3245890</text:p>
          </table:table-cell>
          <table:table-cell office:value-type="float" office:value="2189834" calcext:value-type="float">
            <text:p>2189834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IL</text:p>
          </table:table-cell>
          <table:table-cell office:value-type="float" office:value="27612989" calcext:value-type="float">
            <text:p>27612989</text:p>
          </table:table-cell>
          <table:table-cell office:value-type="float" office:value="19295566" calcext:value-type="float">
            <text:p>19295566</text:p>
          </table:table-cell>
          <table:table-cell office:value-type="float" office:value="4.03" calcext:value-type="float">
            <text:p>4.03</text:p>
          </table:table-cell>
          <table:table-cell office:value-type="float" office:value="4.08" calcext:value-type="float">
            <text:p>4.0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IN</text:p>
          </table:table-cell>
          <table:table-cell office:value-type="float" office:value="14465256" calcext:value-type="float">
            <text:p>14465256</text:p>
          </table:table-cell>
          <table:table-cell office:value-type="float" office:value="10067654" calcext:value-type="float">
            <text:p>10067654</text:p>
          </table:table-cell>
          <table:table-cell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KS</text:p>
          </table:table-cell>
          <table:table-cell office:value-type="float" office:value="6538710" calcext:value-type="float">
            <text:p>6538710</text:p>
          </table:table-cell>
          <table:table-cell office:value-type="float" office:value="4583915" calcext:value-type="float">
            <text:p>4583915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KY</text:p>
          </table:table-cell>
          <table:table-cell office:value-type="float" office:value="9836652" calcext:value-type="float">
            <text:p>9836652</text:p>
          </table:table-cell>
          <table:table-cell office:value-type="float" office:value="6815621" calcext:value-type="float">
            <text:p>6815621</text:p>
          </table:table-cell>
          <table:table-cell office:value-type="float" office:value="1.43" calcext:value-type="float">
            <text:p>1.43</text:p>
          </table:table-cell>
          <table:table-cell office:value-type="float" office:value="1.44" calcext:value-type="float">
            <text:p>1.4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LA</text:p>
          </table:table-cell>
          <table:table-cell office:value-type="float" office:value="9558828" calcext:value-type="float">
            <text:p>9558828</text:p>
          </table:table-cell>
          <table:table-cell office:value-type="float" office:value="6649918" calcext:value-type="float">
            <text:p>6649918</text:p>
          </table:table-cell>
          <table:table-cell office:value-type="float" office:value="1.39" calcext:value-type="float">
            <text:p>1.39</text:p>
          </table:table-cell>
          <table:table-cell office:value-type="float" office:value="1.41" calcext:value-type="float">
            <text:p>1.4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A</text:p>
          </table:table-cell>
          <table:table-cell office:value-type="float" office:value="15640952" calcext:value-type="float">
            <text:p>15640952</text:p>
          </table:table-cell>
          <table:table-cell office:value-type="float" office:value="10892522" calcext:value-type="float">
            <text:p>10892522</text:p>
          </table:table-cell>
          <table:table-cell office:value-type="float" office:value="2.28" calcext:value-type="float">
            <text:p>2.28</text:p>
          </table:table-cell>
          <table:table-cell office:value-type="float" office:value="2.3" calcext:value-type="float">
            <text:p>2.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D</text:p>
          </table:table-cell>
          <table:table-cell office:value-type="float" office:value="11693867" calcext:value-type="float">
            <text:p>11693867</text:p>
          </table:table-cell>
          <table:table-cell office:value-type="float" office:value="8032590" calcext:value-type="float">
            <text:p>8032590</text:p>
          </table:table-cell>
          <table:table-cell office:value-type="float" office:value="1.71" calcext:value-type="float">
            <text:p>1.71</text:p>
          </table:table-cell>
          <table:table-cell office:value-type="float" office:value="1.7" calcext:value-type="float">
            <text:p>1.7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E</text:p>
          </table:table-cell>
          <table:table-cell office:value-type="float" office:value="3644559" calcext:value-type="float">
            <text:p>3644559</text:p>
          </table:table-cell>
          <table:table-cell office:value-type="float" office:value="2513032" calcext:value-type="float">
            <text:p>2513032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I</text:p>
          </table:table-cell>
          <table:table-cell office:value-type="float" office:value="23531205" calcext:value-type="float">
            <text:p>23531205</text:p>
          </table:table-cell>
          <table:table-cell office:value-type="float" office:value="16368606" calcext:value-type="float">
            <text:p>16368606</text:p>
          </table:table-cell>
          <table:table-cell office:value-type="float" office:value="3.43" calcext:value-type="float">
            <text:p>3.43</text:p>
          </table:table-cell>
          <table:table-cell office:value-type="float" office:value="3.46" calcext:value-type="float">
            <text:p>3.4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N</text:p>
          </table:table-cell>
          <table:table-cell office:value-type="float" office:value="11708341" calcext:value-type="float">
            <text:p>11708341</text:p>
          </table:table-cell>
          <table:table-cell office:value-type="float" office:value="8090660" calcext:value-type="float">
            <text:p>8090660</text:p>
          </table:table-cell>
          <table:table-cell table:number-columns-repeated="2" office:value-type="float" office:value="1.71" calcext:value-type="float">
            <text:p>1.7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O</text:p>
          </table:table-cell>
          <table:table-cell office:value-type="float" office:value="14268450" calcext:value-type="float">
            <text:p>14268450</text:p>
          </table:table-cell>
          <table:table-cell office:value-type="float" office:value="9962431" calcext:value-type="float">
            <text:p>9962431</text:p>
          </table:table-cell>
          <table:table-cell office:value-type="float" office:value="2.08" calcext:value-type="float">
            <text:p>2.08</text:p>
          </table:table-cell>
          <table:table-cell office:value-type="float" office:value="2.11" calcext:value-type="float">
            <text:p>2.1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P</text:p>
          </table:table-cell>
          <table:table-cell office:value-type="float" office:value="21927" calcext:value-type="float">
            <text:p>21927</text:p>
          </table:table-cell>
          <table:table-cell office:value-type="float" office:value="14594" calcext:value-type="float">
            <text:p>14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511870" calcext:value-type="float">
            <text:p>6511870</text:p>
          </table:table-cell>
          <table:table-cell office:value-type="float" office:value="4532841" calcext:value-type="float">
            <text:p>4532841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MT</text:p>
          </table:table-cell>
          <table:table-cell office:value-type="float" office:value="2473406" calcext:value-type="float">
            <text:p>2473406</text:p>
          </table:table-cell>
          <table:table-cell office:value-type="float" office:value="1692913" calcext:value-type="float">
            <text:p>1692913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NC</text:p>
          </table:table-cell>
          <table:table-cell office:value-type="float" office:value="20265999" calcext:value-type="float">
            <text:p>20265999</text:p>
          </table:table-cell>
          <table:table-cell office:value-type="float" office:value="13790052" calcext:value-type="float">
            <text:p>13790052</text:p>
          </table:table-cell>
          <table:table-cell office:value-type="float" office:value="2.96" calcext:value-type="float">
            <text:p>2.96</text:p>
          </table:table-cell>
          <table:table-cell office:value-type="float" office:value="2.92" calcext:value-type="float">
            <text:p>2.92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1698870" calcext:value-type="float">
            <text:p>1698870</text:p>
          </table:table-cell>
          <table:table-cell office:value-type="float" office:value="1202762" calcext:value-type="float">
            <text:p>1202762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NE</text:p>
          </table:table-cell>
          <table:table-cell office:value-type="float" office:value="4287067" calcext:value-type="float">
            <text:p>4287067</text:p>
          </table:table-cell>
          <table:table-cell office:value-type="float" office:value="3008037" calcext:value-type="float">
            <text:p>3008037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NH</text:p>
          </table:table-cell>
          <table:table-cell office:value-type="float" office:value="3079216" calcext:value-type="float">
            <text:p>3079216</text:p>
          </table:table-cell>
          <table:table-cell office:value-type="float" office:value="2099428" calcext:value-type="float">
            <text:p>2099428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NJ</text:p>
          </table:table-cell>
          <table:table-cell office:value-type="float" office:value="20350676" calcext:value-type="float">
            <text:p>20350676</text:p>
          </table:table-cell>
          <table:table-cell office:value-type="float" office:value="14236538" calcext:value-type="float">
            <text:p>14236538</text:p>
          </table:table-cell>
          <table:table-cell office:value-type="float" office:value="2.97" calcext:value-type="float">
            <text:p>2.97</text:p>
          </table:table-cell>
          <table:table-cell office:value-type="float" office:value="3.01" calcext:value-type="float">
            <text:p>3.0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NM</text:p>
          </table:table-cell>
          <table:table-cell office:value-type="float" office:value="4333001" calcext:value-type="float">
            <text:p>4333001</text:p>
          </table:table-cell>
          <table:table-cell office:value-type="float" office:value="2957250" calcext:value-type="float">
            <text:p>2957250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NV</text:p>
          </table:table-cell>
          <table:table-cell office:value-type="float" office:value="5091101" calcext:value-type="float">
            <text:p>5091101</text:p>
          </table:table-cell>
          <table:table-cell office:value-type="float" office:value="3397533" calcext:value-type="float">
            <text:p>3397533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NY</text:p>
          </table:table-cell>
          <table:table-cell office:value-type="float" office:value="44445870" calcext:value-type="float">
            <text:p>44445870</text:p>
          </table:table-cell>
          <table:table-cell office:value-type="float" office:value="31124690" calcext:value-type="float">
            <text:p>31124690</text:p>
          </table:table-cell>
          <table:table-cell office:value-type="float" office:value="6.48" calcext:value-type="float">
            <text:p>6.48</text:p>
          </table:table-cell>
          <table:table-cell office:value-type="float" office:value="6.59" calcext:value-type="float">
            <text:p>6.59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OH</text:p>
          </table:table-cell>
          <table:table-cell office:value-type="float" office:value="28186172" calcext:value-type="float">
            <text:p>28186172</text:p>
          </table:table-cell>
          <table:table-cell office:value-type="float" office:value="19740430" calcext:value-type="float">
            <text:p>19740430</text:p>
          </table:table-cell>
          <table:table-cell office:value-type="float" office:value="4.11" calcext:value-type="float">
            <text:p>4.11</text:p>
          </table:table-cell>
          <table:table-cell office:value-type="float" office:value="4.18" calcext:value-type="float">
            <text:p>4.1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OK</text:p>
          </table:table-cell>
          <table:table-cell office:value-type="float" office:value="8553243" calcext:value-type="float">
            <text:p>8553243</text:p>
          </table:table-cell>
          <table:table-cell office:value-type="float" office:value="5970926" calcext:value-type="float">
            <text:p>5970926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OR</text:p>
          </table:table-cell>
          <table:table-cell office:value-type="float" office:value="9097258" calcext:value-type="float">
            <text:p>9097258</text:p>
          </table:table-cell>
          <table:table-cell office:value-type="float" office:value="6203501" calcext:value-type="float">
            <text:p>6203501</text:p>
          </table:table-cell>
          <table:table-cell office:value-type="float" office:value="1.33" calcext:value-type="float">
            <text:p>1.33</text:p>
          </table:table-cell>
          <table:table-cell office:value-type="float" office:value="1.31" calcext:value-type="float">
            <text:p>1.3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PA</text:p>
          </table:table-cell>
          <table:table-cell office:value-type="float" office:value="34421166" calcext:value-type="float">
            <text:p>34421166</text:p>
          </table:table-cell>
          <table:table-cell office:value-type="float" office:value="24261687" calcext:value-type="float">
            <text:p>24261687</text:p>
          </table:table-cell>
          <table:table-cell office:value-type="float" office:value="5.02" calcext:value-type="float">
            <text:p>5.02</text:p>
          </table:table-cell>
          <table:table-cell office:value-type="float" office:value="5.13" calcext:value-type="float">
            <text:p>5.1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8405667" calcext:value-type="float">
            <text:p>8405667</text:p>
          </table:table-cell>
          <table:table-cell office:value-type="float" office:value="5843337" calcext:value-type="float">
            <text:p>5843337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RI</text:p>
          </table:table-cell>
          <table:table-cell office:value-type="float" office:value="2698970" calcext:value-type="float">
            <text:p>2698970</text:p>
          </table:table-cell>
          <table:table-cell office:value-type="float" office:value="1901362" calcext:value-type="float">
            <text:p>1901362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SC</text:p>
          </table:table-cell>
          <table:table-cell office:value-type="float" office:value="10357391" calcext:value-type="float">
            <text:p>10357391</text:p>
          </table:table-cell>
          <table:table-cell office:value-type="float" office:value="6978510" calcext:value-type="float">
            <text:p>6978510</text:p>
          </table:table-cell>
          <table:table-cell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SD</text:p>
          </table:table-cell>
          <table:table-cell office:value-type="float" office:value="2085443" calcext:value-type="float">
            <text:p>2085443</text:p>
          </table:table-cell>
          <table:table-cell office:value-type="float" office:value="1451561" calcext:value-type="float">
            <text:p>1451561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TN</text:p>
          </table:table-cell>
          <table:table-cell office:value-type="float" office:value="14248896" calcext:value-type="float">
            <text:p>14248896</text:p>
          </table:table-cell>
          <table:table-cell office:value-type="float" office:value="9780506" calcext:value-type="float">
            <text:p>9780506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TX</text:p>
          </table:table-cell>
          <table:table-cell office:value-type="float" office:value="42671611" calcext:value-type="float">
            <text:p>42671611</text:p>
          </table:table-cell>
          <table:table-cell office:value-type="float" office:value="28988829" calcext:value-type="float">
            <text:p>28988829</text:p>
          </table:table-cell>
          <table:table-cell office:value-type="float" office:value="6.23" calcext:value-type="float">
            <text:p>6.23</text:p>
          </table:table-cell>
          <table:table-cell office:value-type="float" office:value="6.13" calcext:value-type="float">
            <text:p>6.1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UT</text:p>
          </table:table-cell>
          <table:table-cell office:value-type="float" office:value="4066538" calcext:value-type="float">
            <text:p>4066538</text:p>
          </table:table-cell>
          <table:table-cell office:value-type="float" office:value="2759266" calcext:value-type="float">
            <text:p>2759266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VA</text:p>
          </table:table-cell>
          <table:table-cell office:value-type="float" office:value="16212653" calcext:value-type="float">
            <text:p>16212653</text:p>
          </table:table-cell>
          <table:table-cell office:value-type="float" office:value="11070766" calcext:value-type="float">
            <text:p>11070766</text:p>
          </table:table-cell>
          <table:table-cell office:value-type="float" office:value="2.37" calcext:value-type="float">
            <text:p>2.37</text:p>
          </table:table-cell>
          <table:table-cell office:value-type="float" office:value="2.34" calcext:value-type="float">
            <text:p>2.34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VI</text:p>
          </table:table-cell>
          <table:table-cell office:value-type="float" office:value="225348" calcext:value-type="float">
            <text:p>225348</text:p>
          </table:table-cell>
          <table:table-cell office:value-type="float" office:value="149842" calcext:value-type="float">
            <text:p>14984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VT</text:p>
          </table:table-cell>
          <table:table-cell office:value-type="float" office:value="1570158" calcext:value-type="float">
            <text:p>1570158</text:p>
          </table:table-cell>
          <table:table-cell office:value-type="float" office:value="1075086" calcext:value-type="float">
            <text:p>1075086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WA</text:p>
          </table:table-cell>
          <table:table-cell office:value-type="float" office:value="13940038" calcext:value-type="float">
            <text:p>13940038</text:p>
          </table:table-cell>
          <table:table-cell office:value-type="float" office:value="9420042" calcext:value-type="float">
            <text:p>9420042</text:p>
          </table:table-cell>
          <table:table-cell office:value-type="float" office:value="2.03" calcext:value-type="float">
            <text:p>2.03</text:p>
          </table:table-cell>
          <table:table-cell office:value-type="float" office:value="1.99" calcext:value-type="float">
            <text:p>1.99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WI</text:p>
          </table:table-cell>
          <table:table-cell office:value-type="float" office:value="13571597" calcext:value-type="float">
            <text:p>13571597</text:p>
          </table:table-cell>
          <table:table-cell office:value-type="float" office:value="9440497" calcext:value-type="float">
            <text:p>9440497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WV</text:p>
          </table:table-cell>
          <table:table-cell office:value-type="float" office:value="5098896" calcext:value-type="float">
            <text:p>5098896</text:p>
          </table:table-cell>
          <table:table-cell office:value-type="float" office:value="3579998" calcext:value-type="float">
            <text:p>3579998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WY</text:p>
          </table:table-cell>
          <table:table-cell office:value-type="float" office:value="1184089" calcext:value-type="float">
            <text:p>1184089</text:p>
          </table:table-cell>
          <table:table-cell office:value-type="float" office:value="812117" calcext:value-type="float">
            <text:p>812117</text:p>
          </table:table-cell>
          <table:table-cell table:number-columns-repeated="2" office:value-type="float" office:value="0.17" calcext:value-type="float">
            <text:p>0.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1280068" calcext:value-type="float">
            <text:p>261280068</text:p>
          </table:table-cell>
          <table:table-cell/>
          <table:table-cell office:value-type="float" office:value="55.28" calcext:value-type="float">
            <text:p>55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8883642" calcext:value-type="float">
            <text:p>88883642</text:p>
          </table:table-cell>
          <table:table-cell/>
          <table:table-cell office:value-type="float" office:value="18.81" calcext:value-type="float">
            <text:p>18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5241241" calcext:value-type="float">
            <text:p>65241241</text:p>
          </table:table-cell>
          <table:table-cell/>
          <table:table-cell office:value-type="float" office:value="13.8" calcext:value-type="float">
            <text:p>13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4888024" calcext:value-type="float">
            <text:p>34888024</text:p>
          </table:table-cell>
          <table:table-cell/>
          <table:table-cell office:value-type="float" office:value="7.38" calcext:value-type="float">
            <text:p>7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166485" calcext:value-type="float">
            <text:p>15166485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592926" calcext:value-type="float">
            <text:p>4592926</text:p>
          </table:table-cell>
          <table:table-cell/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75192" calcext:value-type="float">
            <text:p>2575192</text:p>
          </table:table-cell>
          <table:table-cell/>
          <table:table-cell office:value-type="float" office:value="0.54" calcext:value-type="float">
            <text:p>0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try_age_break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a1c_exm_pct</text:p>
          </table:table-cell>
          <table:table-cell office:value-type="string" calcext:value-type="string">
            <text:p>Percent of medicare patients in a county having at least 1 hemoglobin a1c exam in a year</text:p>
          </table:table-cell>
          <table:table-cell office:value-type="string" calcext:value-type="string">
            <text:p>Dartmouth</text:p>
          </table:table-cell>
          <table:table-cell office:value-type="float" office:value="64776042" calcext:value-type="float">
            <text:p>64776042</text:p>
          </table:table-cell>
          <table:table-cell office:value-type="float" office:value="6989213" calcext:value-type="float">
            <text:p>6989213</text:p>
          </table:table-cell>
          <table:table-cell office:value-type="float" office:value="620711582" calcext:value-type="float">
            <text:p>620711582</text:p>
          </table:table-cell>
          <table:table-cell office:value-type="float" office:value="465639735" calcext:value-type="float">
            <text:p>465639735</text:p>
          </table:table-cell>
          <table:table-cell office:value-type="float" office:value="33961" calcext:value-type="float">
            <text:p>33961</text:p>
          </table:table-cell>
          <table:table-cell office:value-type="float" office:value="24781" calcext:value-type="float">
            <text:p>24781</text:p>
          </table:table-cell>
          <table:table-cell table:number-columns-repeated="6"/>
          <table:table-cell table:number-columns-repeated="2" office:value-type="float" office:value="12.2807" calcext:value-type="float">
            <text:p>12.2807</text:p>
          </table:table-cell>
          <table:table-cell office:value-type="float" office:value="83.0423" calcext:value-type="float">
            <text:p>83.0423</text:p>
          </table:table-cell>
          <table:table-cell office:value-type="float" office:value="82.3128" calcext:value-type="float">
            <text:p>82.3128</text:p>
          </table:table-cell>
          <table:table-cell office:value-type="float" office:value="83.6463" calcext:value-type="float">
            <text:p>83.6463</text:p>
          </table:table-cell>
          <table:table-cell office:value-type="float" office:value="82.868" calcext:value-type="float">
            <text:p>82.8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.9866" calcext:value-type="float">
            <text:p>4.9866</text:p>
          </table:table-cell>
          <table:table-cell office:value-type="float" office:value="5.0167" calcext:value-type="float">
            <text:p>5.0167</text:p>
          </table:table-cell>
        </table:table-row>
        <table:table-row table:style-name="ro1">
          <table:table-cell table:number-columns-repeated="2" office:value-type="string" calcext:value-type="string">
            <text:p>a1c_exm_pct_no_interp</text:p>
          </table:table-cell>
          <table:table-cell office:value-type="string" calcext:value-type="string">
            <text:p>Percent of medicare patients in a county having at least 1 hemoglobin a1c exam in a year (no interpolation)</text:p>
          </table:table-cell>
          <table:table-cell office:value-type="string" calcext:value-type="string">
            <text:p>Dartmouth</text:p>
          </table:table-cell>
          <table:table-cell office:value-type="float" office:value="400702298" calcext:value-type="float">
            <text:p>400702298</text:p>
          </table:table-cell>
          <table:table-cell office:value-type="float" office:value="248574381" calcext:value-type="float">
            <text:p>248574381</text:p>
          </table:table-cell>
          <table:table-cell office:value-type="float" office:value="284785326" calcext:value-type="float">
            <text:p>284785326</text:p>
          </table:table-cell>
          <table:table-cell office:value-type="float" office:value="224054567" calcext:value-type="float">
            <text:p>224054567</text:p>
          </table:table-cell>
          <table:table-cell office:value-type="float" office:value="14472" calcext:value-type="float">
            <text:p>14472</text:p>
          </table:table-cell>
          <table:table-cell office:value-type="float" office:value="11367" calcext:value-type="float">
            <text:p>11367</text:p>
          </table:table-cell>
          <table:table-cell table:number-columns-repeated="6"/>
          <table:table-cell table:number-columns-repeated="2" office:value-type="float" office:value="12.2807" calcext:value-type="float">
            <text:p>12.2807</text:p>
          </table:table-cell>
          <table:table-cell office:value-type="float" office:value="83.9218" calcext:value-type="float">
            <text:p>83.9218</text:p>
          </table:table-cell>
          <table:table-cell office:value-type="float" office:value="83.3451" calcext:value-type="float">
            <text:p>83.3451</text:p>
          </table:table-cell>
          <table:table-cell office:value-type="float" office:value="84.4648" calcext:value-type="float">
            <text:p>84.4648</text:p>
          </table:table-cell>
          <table:table-cell office:value-type="float" office:value="83.8644" calcext:value-type="float">
            <text:p>83.86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.6547" calcext:value-type="float">
            <text:p>4.6547</text:p>
          </table:table-cell>
          <table:table-cell office:value-type="float" office:value="4.7333" calcext:value-type="float">
            <text:p>4.7333</text:p>
          </table:table-cell>
        </table:table-row>
        <table:table-row table:style-name="ro1"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Age at end of prior year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65" calcext:value-type="float">
            <text:p>65</text:p>
          </table:table-cell>
          <table:table-cell office:value-type="float" office:value="75.0338" calcext:value-type="float">
            <text:p>75.0338</text:p>
          </table:table-cell>
          <table:table-cell office:value-type="float" office:value="75.1975" calcext:value-type="float">
            <text:p>75.197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7.7166" calcext:value-type="float">
            <text:p>7.7166</text:p>
          </table:table-cell>
          <table:table-cell office:value-type="float" office:value="7.674" calcext:value-type="float">
            <text:p>7.674</text:p>
          </table:table-cell>
        </table:table-row>
        <table:table-row table:style-name="ro1">
          <table:table-cell table:number-columns-repeated="2" office:value-type="string" calcext:value-type="string">
            <text:p>amb_visit_pct</text:p>
          </table:table-cell>
          <table:table-cell office:value-type="string" calcext:value-type="string">
            <text:p>Percent of medicare patients in a county having at least 1 ambulatory medical visit in a year</text:p>
          </table:table-cell>
          <table:table-cell office:value-type="string" calcext:value-type="string">
            <text:p>Dartmouth</text:p>
          </table:table-cell>
          <table:table-cell office:value-type="float" office:value="64776042" calcext:value-type="float">
            <text:p>64776042</text:p>
          </table:table-cell>
          <table:table-cell office:value-type="float" office:value="6989213" calcext:value-type="float">
            <text:p>6989213</text:p>
          </table:table-cell>
          <table:table-cell office:value-type="float" office:value="620711582" calcext:value-type="float">
            <text:p>620711582</text:p>
          </table:table-cell>
          <table:table-cell office:value-type="float" office:value="465639735" calcext:value-type="float">
            <text:p>465639735</text:p>
          </table:table-cell>
          <table:table-cell office:value-type="float" office:value="44638" calcext:value-type="float">
            <text:p>44638</text:p>
          </table:table-cell>
          <table:table-cell office:value-type="float" office:value="32427" calcext:value-type="float">
            <text:p>32427</text:p>
          </table:table-cell>
          <table:table-cell table:number-columns-repeated="6"/>
          <table:table-cell table:number-columns-repeated="2" office:value-type="float" office:value="18.3317" calcext:value-type="float">
            <text:p>18.3317</text:p>
          </table:table-cell>
          <table:table-cell office:value-type="float" office:value="77.7336" calcext:value-type="float">
            <text:p>77.7336</text:p>
          </table:table-cell>
          <table:table-cell office:value-type="float" office:value="77.6175" calcext:value-type="float">
            <text:p>77.6175</text:p>
          </table:table-cell>
          <table:table-cell office:value-type="float" office:value="78.9139" calcext:value-type="float">
            <text:p>78.9139</text:p>
          </table:table-cell>
          <table:table-cell office:value-type="float" office:value="78.7918" calcext:value-type="float">
            <text:p>78.7918</text:p>
          </table:table-cell>
          <table:table-cell table:number-columns-repeated="2" office:value-type="float" office:value="95.77" calcext:value-type="float">
            <text:p>95.77</text:p>
          </table:table-cell>
          <table:table-cell office:value-type="float" office:value="6.215" calcext:value-type="float">
            <text:p>6.215</text:p>
          </table:table-cell>
          <table:table-cell office:value-type="float" office:value="6.2677" calcext:value-type="float">
            <text:p>6.2677</text:p>
          </table:table-cell>
        </table:table-row>
        <table:table-row table:style-name="ro1">
          <table:table-cell table:number-columns-repeated="2" office:value-type="string" calcext:value-type="string">
            <text:p>amb_visit_pct_no_interp</text:p>
          </table:table-cell>
          <table:table-cell office:value-type="string" calcext:value-type="string">
            <text:p>Percent of medicare patients in a county having at least 1 ambulatory medical visit in a year (no interpolation)</text:p>
          </table:table-cell>
          <table:table-cell office:value-type="string" calcext:value-type="string">
            <text:p>Dartmouth</text:p>
          </table:table-cell>
          <table:table-cell office:value-type="float" office:value="399536457" calcext:value-type="float">
            <text:p>399536457</text:p>
          </table:table-cell>
          <table:table-cell office:value-type="float" office:value="247282915" calcext:value-type="float">
            <text:p>247282915</text:p>
          </table:table-cell>
          <table:table-cell office:value-type="float" office:value="285951167" calcext:value-type="float">
            <text:p>285951167</text:p>
          </table:table-cell>
          <table:table-cell office:value-type="float" office:value="225346033" calcext:value-type="float">
            <text:p>225346033</text:p>
          </table:table-cell>
          <table:table-cell office:value-type="float" office:value="23251" calcext:value-type="float">
            <text:p>23251</text:p>
          </table:table-cell>
          <table:table-cell office:value-type="float" office:value="17116" calcext:value-type="float">
            <text:p>17116</text:p>
          </table:table-cell>
          <table:table-cell table:number-columns-repeated="6"/>
          <table:table-cell table:number-columns-repeated="2" office:value-type="float" office:value="18.3317" calcext:value-type="float">
            <text:p>18.3317</text:p>
          </table:table-cell>
          <table:table-cell office:value-type="float" office:value="77.9742" calcext:value-type="float">
            <text:p>77.9742</text:p>
          </table:table-cell>
          <table:table-cell office:value-type="float" office:value="77.8726" calcext:value-type="float">
            <text:p>77.8726</text:p>
          </table:table-cell>
          <table:table-cell office:value-type="float" office:value="79.13" calcext:value-type="float">
            <text:p>79.13</text:p>
          </table:table-cell>
          <table:table-cell office:value-type="float" office:value="79.0447" calcext:value-type="float">
            <text:p>79.0447</text:p>
          </table:table-cell>
          <table:table-cell table:number-columns-repeated="2" office:value-type="float" office:value="95.77" calcext:value-type="float">
            <text:p>95.77</text:p>
          </table:table-cell>
          <table:table-cell office:value-type="float" office:value="6.2583" calcext:value-type="float">
            <text:p>6.2583</text:p>
          </table:table-cell>
          <table:table-cell office:value-type="float" office:value="6.3093" calcext:value-type="float">
            <text:p>6.3093</text:p>
          </table:table-cell>
        </table:table-row>
        <table:table-row table:style-name="ro1">
          <table:table-cell table:number-columns-repeated="2" office:value-type="string" calcext:value-type="string">
            <text:p>education</text:p>
          </table:table-cell>
          <table:table-cell office:value-type="string" calcext:value-type="string">
            <text:p>Percent of a zipcodes population older than 65 not having completed high school</text:p>
          </table:table-cell>
          <table:table-cell office:value-type="string" calcext:value-type="string">
            <text:p>Census</text:p>
          </table:table-cell>
          <table:table-cell office:value-type="float" office:value="55457285" calcext:value-type="float">
            <text:p>55457285</text:p>
          </table:table-cell>
          <table:table-cell office:value-type="float" office:value="1596153" calcext:value-type="float">
            <text:p>1596153</text:p>
          </table:table-cell>
          <table:table-cell office:value-type="float" office:value="630030339" calcext:value-type="float">
            <text:p>630030339</text:p>
          </table:table-cell>
          <table:table-cell office:value-type="float" office:value="471032795" calcext:value-type="float">
            <text:p>471032795</text:p>
          </table:table-cell>
          <table:table-cell office:value-type="float" office:value="369131" calcext:value-type="float">
            <text:p>369131</text:p>
          </table:table-cell>
          <table:table-cell office:value-type="float" office:value="317455" calcext:value-type="float">
            <text:p>31745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2794" calcext:value-type="float">
            <text:p>0.2794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2546" calcext:value-type="float">
            <text:p>0.2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1537" calcext:value-type="float">
            <text:p>0.1537</text:p>
          </table:table-cell>
        </table:table-row>
        <table:table-row table:style-name="ro1">
          <table:table-cell table:number-columns-repeated="2" office:value-type="string" calcext:value-type="string">
            <text:p>education_no_interp</text:p>
          </table:table-cell>
          <table:table-cell office:value-type="string" calcext:value-type="string">
            <text:p>Percent of a zipcodes population older than 65 not having completed high school (no interpolation)</text:p>
          </table:table-cell>
          <table:table-cell office:value-type="string" calcext:value-type="string">
            <text:p>Census</text:p>
          </table:table-cell>
          <table:table-cell office:value-type="float" office:value="416453602" calcext:value-type="float">
            <text:p>416453602</text:p>
          </table:table-cell>
          <table:table-cell office:value-type="float" office:value="358811886" calcext:value-type="float">
            <text:p>358811886</text:p>
          </table:table-cell>
          <table:table-cell office:value-type="float" office:value="269034022" calcext:value-type="float">
            <text:p>269034022</text:p>
          </table:table-cell>
          <table:table-cell office:value-type="float" office:value="113817062" calcext:value-type="float">
            <text:p>113817062</text:p>
          </table:table-cell>
          <table:table-cell office:value-type="float" office:value="104326" calcext:value-type="float">
            <text:p>104326</text:p>
          </table:table-cell>
          <table:table-cell office:value-type="float" office:value="54862" calcext:value-type="float">
            <text:p>5486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2363" calcext:value-type="float">
            <text:p>0.2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string" calcext:value-type="string">
            <text:p>entry_age_1999</text:p>
          </table:table-cell>
          <table:table-cell office:value-type="string" calcext:value-type="string">
            <text:p>entry_age</text:p>
          </table:table-cell>
          <table:table-cell office:value-type="string" calcext:value-type="string">
            <text:p>Age on entry in to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65" calcext:value-type="float">
            <text:p>65</text:p>
          </table:table-cell>
          <table:table-cell office:value-type="float" office:value="69.4201" calcext:value-type="float">
            <text:p>69.4201</text:p>
          </table:table-cell>
          <table:table-cell office:value-type="float" office:value="70.1273" calcext:value-type="float">
            <text:p>70.127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6.2501" calcext:value-type="float">
            <text:p>6.2501</text:p>
          </table:table-cell>
          <table:table-cell office:value-type="float" office:value="6.4661" calcext:value-type="float">
            <text:p>6.4661</text:p>
          </table:table-cell>
        </table:table-row>
        <table:table-row table:style-name="ro1">
          <table:table-cell office:value-type="string" calcext:value-type="string">
            <text:p>entry_year_1999</text:p>
          </table:table-cell>
          <table:table-cell office:value-type="string" calcext:value-type="string">
            <text:p>entry_year</text:p>
          </table:table-cell>
          <table:table-cell office:value-type="string" calcext:value-type="string">
            <text:p>Year in which an individual entered in to this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number-columns-repeated="2" office:value-type="float" office:value="1999" calcext:value-type="float">
            <text:p>1999</text:p>
          </table:table-cell>
          <table:table-cell office:value-type="float" office:value="2002.4129" calcext:value-type="float">
            <text:p>2002.4129</text:p>
          </table:table-cell>
          <table:table-cell office:value-type="float" office:value="2001.133" calcext:value-type="float">
            <text:p>2001.133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4.7019" calcext:value-type="float">
            <text:p>4.7019</text:p>
          </table:table-cell>
          <table:table-cell office:value-type="float" office:value="3.3686" calcext:value-type="float">
            <text:p>3.3686</text:p>
          </table:table-cell>
        </table:table-row>
        <table:table-row table:style-name="ro1">
          <table:table-cell office:value-type="string" calcext:value-type="string">
            <text:p>followup_year_1999</text:p>
          </table:table-cell>
          <table:table-cell office:value-type="string" calcext:value-type="string">
            <text:p>followup_year</text:p>
          </table:table-cell>
          <table:table-cell office:value-type="string" calcext:value-type="string">
            <text:p>Number of years in the cohort (derived from Medicare data including 1999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6.632" calcext:value-type="float">
            <text:p>6.632</text:p>
          </table:table-cell>
          <table:table-cell office:value-type="float" office:value="6.089" calcext:value-type="float">
            <text:p>6.0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.5291" calcext:value-type="float">
            <text:p>4.5291</text:p>
          </table:table-cell>
          <table:table-cell office:value-type="float" office:value="3.6134" calcext:value-type="float">
            <text:p>3.6134</text:p>
          </table:table-cell>
        </table:table-row>
        <table:table-row table:style-name="ro1">
          <table:table-cell office:value-type="string" calcext:value-type="string">
            <text:p>followup_year_plus_one_1999</text:p>
          </table:table-cell>
          <table:table-cell office:value-type="string" calcext:value-type="string">
            <text:p>followup_year_plus_one</text:p>
          </table:table-cell>
          <table:table-cell office:value-type="string" calcext:value-type="string">
            <text:p>Number of years in the cohort plus one (derived from Medicare data including 1999)</text:p>
          </table:table-cell>
          <table:table-cell office:value-type="string" calcext:value-type="string">
            <text:p>Medica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5487624" calcext:value-type="float">
            <text:p>6854876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7.632" calcext:value-type="float">
            <text:p>7.63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.5291" calcext:value-type="float">
            <text:p>4.52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ispanic</text:p>
          </table:table-cell>
          <table:table-cell office:value-type="string" calcext:value-type="string">
            <text:p>Percent of a zipcodes population identified as hispanic</text:p>
          </table:table-cell>
          <table:table-cell office:value-type="string" calcext:value-type="string">
            <text:p>Census</text:p>
          </table:table-cell>
          <table:table-cell office:value-type="float" office:value="55457285" calcext:value-type="float">
            <text:p>55457285</text:p>
          </table:table-cell>
          <table:table-cell office:value-type="float" office:value="1596153" calcext:value-type="float">
            <text:p>1596153</text:p>
          </table:table-cell>
          <table:table-cell office:value-type="float" office:value="630030339" calcext:value-type="float">
            <text:p>630030339</text:p>
          </table:table-cell>
          <table:table-cell office:value-type="float" office:value="471032795" calcext:value-type="float">
            <text:p>471032795</text:p>
          </table:table-cell>
          <table:table-cell office:value-type="float" office:value="384292" calcext:value-type="float">
            <text:p>384292</text:p>
          </table:table-cell>
          <table:table-cell office:value-type="float" office:value="311969" calcext:value-type="float">
            <text:p>31196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3" calcext:value-type="float">
            <text:p>0.13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493" calcext:value-type="float">
            <text:p>0.0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table:number-columns-repeated="2" office:value-type="string" calcext:value-type="string">
            <text:p>hispanic_no_interp</text:p>
          </table:table-cell>
          <table:table-cell office:value-type="string" calcext:value-type="string">
            <text:p>Percent of a zipcodes population identified as hispanic (no interpolation)</text:p>
          </table:table-cell>
          <table:table-cell office:value-type="string" calcext:value-type="string">
            <text:p>Census</text:p>
          </table:table-cell>
          <table:table-cell office:value-type="float" office:value="416453602" calcext:value-type="float">
            <text:p>416453602</text:p>
          </table:table-cell>
          <table:table-cell office:value-type="float" office:value="358811886" calcext:value-type="float">
            <text:p>358811886</text:p>
          </table:table-cell>
          <table:table-cell office:value-type="float" office:value="269034022" calcext:value-type="float">
            <text:p>269034022</text:p>
          </table:table-cell>
          <table:table-cell office:value-type="float" office:value="113817062" calcext:value-type="float">
            <text:p>113817062</text:p>
          </table:table-cell>
          <table:table-cell office:value-type="float" office:value="136005" calcext:value-type="float">
            <text:p>136005</text:p>
          </table:table-cell>
          <table:table-cell office:value-type="float" office:value="67172" calcext:value-type="float">
            <text:p>6717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531" calcext:value-type="float">
            <text:p>0.0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1999" calcext:value-type="float">
            <text:p>0.1999</text:p>
          </table:table-cell>
        </table:table-row>
        <table:table-row table:style-name="ro1">
          <table:table-cell table:number-columns-repeated="2" office:value-type="string" calcext:value-type="string">
            <text:p>hmo_mo</text:p>
          </table:table-cell>
          <table:table-cell office:value-type="string" calcext:value-type="string">
            <text:p>HMO coverage count (number of HMO/MA months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2.7885" calcext:value-type="float">
            <text:p>2.7885</text:p>
          </table:table-cell>
          <table:table-cell office:value-type="float" office:value="2.4513" calcext:value-type="float">
            <text:p>2.45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.9956" calcext:value-type="float">
            <text:p>4.9956</text:p>
          </table:table-cell>
          <table:table-cell office:value-type="float" office:value="4.7634" calcext:value-type="float">
            <text:p>4.7634</text:p>
          </table:table-cell>
        </table:table-row>
        <table:table-row table:style-name="ro1">
          <table:table-cell table:number-columns-repeated="2" office:value-type="string" calcext:value-type="string">
            <text:p>mean_bmi</text:p>
          </table:table-cell>
          <table:table-cell office:value-type="string" calcext:value-type="string">
            <text:p>Mean BMI in a county linked to the zipcode</text:p>
          </table:table-cell>
          <table:table-cell office:value-type="string" calcext:value-type="string">
            <text:p>BRFSS</text:p>
          </table:table-cell>
          <table:table-cell office:value-type="float" office:value="67862835" calcext:value-type="float">
            <text:p>67862835</text:p>
          </table:table-cell>
          <table:table-cell office:value-type="float" office:value="11228822" calcext:value-type="float">
            <text:p>11228822</text:p>
          </table:table-cell>
          <table:table-cell office:value-type="float" office:value="617624789" calcext:value-type="float">
            <text:p>617624789</text:p>
          </table:table-cell>
          <table:table-cell office:value-type="float" office:value="461400126" calcext:value-type="float">
            <text:p>461400126</text:p>
          </table:table-cell>
          <table:table-cell office:value-type="float" office:value="33670" calcext:value-type="float">
            <text:p>33670</text:p>
          </table:table-cell>
          <table:table-cell office:value-type="float" office:value="25899" calcext:value-type="float">
            <text:p>25899</text:p>
          </table:table-cell>
          <table:table-cell table:number-columns-repeated="6"/>
          <table:table-cell table:number-columns-repeated="2" office:value-type="float" office:value="20.7" calcext:value-type="float">
            <text:p>20.7</text:p>
          </table:table-cell>
          <table:table-cell office:value-type="float" office:value="27.3065" calcext:value-type="float">
            <text:p>27.3065</text:p>
          </table:table-cell>
          <table:table-cell office:value-type="float" office:value="27.2632" calcext:value-type="float">
            <text:p>27.2632</text:p>
          </table:table-cell>
          <table:table-cell office:value-type="float" office:value="27.2752" calcext:value-type="float">
            <text:p>27.2752</text:p>
          </table:table-cell>
          <table:table-cell office:value-type="float" office:value="27.214" calcext:value-type="float">
            <text:p>27.214</text:p>
          </table:table-cell>
          <table:table-cell table:number-columns-repeated="2" office:value-type="float" office:value="43.065" calcext:value-type="float">
            <text:p>43.065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855" calcext:value-type="float">
            <text:p>0.9855</text:p>
          </table:table-cell>
        </table:table-row>
        <table:table-row table:style-name="ro1">
          <table:table-cell table:number-columns-repeated="2" office:value-type="string" calcext:value-type="string">
            <text:p>mean_bmi_no_interp</text:p>
          </table:table-cell>
          <table:table-cell office:value-type="string" calcext:value-type="string">
            <text:p>Mean BMI in a county (no interpolation)</text:p>
          </table:table-cell>
          <table:table-cell office:value-type="string" calcext:value-type="string">
            <text:p>BRFSS</text:p>
          </table:table-cell>
          <table:table-cell office:value-type="float" office:value="282953712" calcext:value-type="float">
            <text:p>282953712</text:p>
          </table:table-cell>
          <table:table-cell office:value-type="float" office:value="61863479" calcext:value-type="float">
            <text:p>61863479</text:p>
          </table:table-cell>
          <table:table-cell office:value-type="float" office:value="402533912" calcext:value-type="float">
            <text:p>402533912</text:p>
          </table:table-cell>
          <table:table-cell office:value-type="float" office:value="410765469" calcext:value-type="float">
            <text:p>410765469</text:p>
          </table:table-cell>
          <table:table-cell office:value-type="float" office:value="21319" calcext:value-type="float">
            <text:p>21319</text:p>
          </table:table-cell>
          <table:table-cell office:value-type="float" office:value="20677" calcext:value-type="float">
            <text:p>20677</text:p>
          </table:table-cell>
          <table:table-cell table:number-columns-repeated="6"/>
          <table:table-cell table:number-columns-repeated="2" office:value-type="float" office:value="20.7" calcext:value-type="float">
            <text:p>20.7</text:p>
          </table:table-cell>
          <table:table-cell office:value-type="float" office:value="27.1431" calcext:value-type="float">
            <text:p>27.1431</text:p>
          </table:table-cell>
          <table:table-cell office:value-type="float" office:value="27.2134" calcext:value-type="float">
            <text:p>27.2134</text:p>
          </table:table-cell>
          <table:table-cell office:value-type="float" office:value="27.0911" calcext:value-type="float">
            <text:p>27.0911</text:p>
          </table:table-cell>
          <table:table-cell office:value-type="float" office:value="27.1568" calcext:value-type="float">
            <text:p>27.1568</text:p>
          </table:table-cell>
          <table:table-cell table:number-columns-repeated="2" office:value-type="float" office:value="43.065" calcext:value-type="float">
            <text:p>43.065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9562" calcext:value-type="float">
            <text:p>0.9562</text:p>
          </table:table-cell>
        </table:table-row>
        <table:table-row table:style-name="ro1">
          <table:table-cell table:number-columns-repeated="2" office:value-type="string" calcext:value-type="string">
            <text:p>medhouseholdincome</text:p>
          </table:table-cell>
          <table:table-cell office:value-type="string" calcext:value-type="string">
            <text:p>Median household income in a zipcode</text:p>
          </table:table-cell>
          <table:table-cell office:value-type="string" calcext:value-type="string">
            <text:p>Census</text:p>
          </table:table-cell>
          <table:table-cell office:value-type="float" office:value="55457285" calcext:value-type="float">
            <text:p>55457285</text:p>
          </table:table-cell>
          <table:table-cell office:value-type="float" office:value="1596153" calcext:value-type="float">
            <text:p>1596153</text:p>
          </table:table-cell>
          <table:table-cell office:value-type="float" office:value="630030339" calcext:value-type="float">
            <text:p>630030339</text:p>
          </table:table-cell>
          <table:table-cell office:value-type="float" office:value="471032795" calcext:value-type="float">
            <text:p>471032795</text:p>
          </table:table-cell>
          <table:table-cell office:value-type="float" office:value="302186" calcext:value-type="float">
            <text:p>302186</text:p>
          </table:table-cell>
          <table:table-cell office:value-type="float" office:value="276965" calcext:value-type="float">
            <text:p>27696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2474.4879" calcext:value-type="float">
            <text:p>52474.4879</text:p>
          </table:table-cell>
          <table:table-cell office:value-type="float" office:value="50849.0145" calcext:value-type="float">
            <text:p>50849.0145</text:p>
          </table:table-cell>
          <table:table-cell office:value-type="float" office:value="47547" calcext:value-type="float">
            <text:p>47547</text:p>
          </table:table-cell>
          <table:table-cell office:value-type="float" office:value="46029.1333" calcext:value-type="float">
            <text:p>46029.1333</text:p>
          </table:table-cell>
          <table:table-cell table:number-columns-repeated="2" office:value-type="float" office:value="250001" calcext:value-type="float">
            <text:p>250001</text:p>
          </table:table-cell>
          <table:table-cell office:value-type="float" office:value="22307.135" calcext:value-type="float">
            <text:p>22307.135</text:p>
          </table:table-cell>
          <table:table-cell office:value-type="float" office:value="21221.4024" calcext:value-type="float">
            <text:p>21221.4024</text:p>
          </table:table-cell>
        </table:table-row>
        <table:table-row table:style-name="ro1">
          <table:table-cell table:number-columns-repeated="2" office:value-type="string" calcext:value-type="string">
            <text:p>medhouseholdincome_no_interp</text:p>
          </table:table-cell>
          <table:table-cell office:value-type="string" calcext:value-type="string">
            <text:p>Median household income in a zipcode (no interpolation)</text:p>
          </table:table-cell>
          <table:table-cell office:value-type="string" calcext:value-type="string">
            <text:p>Census</text:p>
          </table:table-cell>
          <table:table-cell office:value-type="float" office:value="416453602" calcext:value-type="float">
            <text:p>416453602</text:p>
          </table:table-cell>
          <table:table-cell office:value-type="float" office:value="358811886" calcext:value-type="float">
            <text:p>358811886</text:p>
          </table:table-cell>
          <table:table-cell office:value-type="float" office:value="269034022" calcext:value-type="float">
            <text:p>269034022</text:p>
          </table:table-cell>
          <table:table-cell office:value-type="float" office:value="113817062" calcext:value-type="float">
            <text:p>113817062</text:p>
          </table:table-cell>
          <table:table-cell office:value-type="float" office:value="60951" calcext:value-type="float">
            <text:p>60951</text:p>
          </table:table-cell>
          <table:table-cell office:value-type="float" office:value="40448" calcext:value-type="float">
            <text:p>40448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6086.1914" calcext:value-type="float">
            <text:p>56086.1914</text:p>
          </table:table-cell>
          <table:table-cell office:value-type="float" office:value="52582.7956" calcext:value-type="float">
            <text:p>52582.7956</text:p>
          </table:table-cell>
          <table:table-cell office:value-type="float" office:value="51067" calcext:value-type="float">
            <text:p>51067</text:p>
          </table:table-cell>
          <table:table-cell office:value-type="float" office:value="47591" calcext:value-type="float">
            <text:p>47591</text:p>
          </table:table-cell>
          <table:table-cell table:number-columns-repeated="2" office:value-type="float" office:value="250001" calcext:value-type="float">
            <text:p>250001</text:p>
          </table:table-cell>
          <table:table-cell office:value-type="float" office:value="23587.1981" calcext:value-type="float">
            <text:p>23587.1981</text:p>
          </table:table-cell>
          <table:table-cell office:value-type="float" office:value="22120.066" calcext:value-type="float">
            <text:p>22120.066</text:p>
          </table:table-cell>
        </table:table-row>
        <table:table-row table:style-name="ro1">
          <table:table-cell table:number-columns-repeated="2" office:value-type="string" calcext:value-type="string">
            <text:p>medianhousevalue</text:p>
          </table:table-cell>
          <table:table-cell office:value-type="string" calcext:value-type="string">
            <text:p>Median owner occupied home value in a zipcode</text:p>
          </table:table-cell>
          <table:table-cell office:value-type="string" calcext:value-type="string">
            <text:p>Census</text:p>
          </table:table-cell>
          <table:table-cell office:value-type="float" office:value="55457285" calcext:value-type="float">
            <text:p>55457285</text:p>
          </table:table-cell>
          <table:table-cell office:value-type="float" office:value="1596153" calcext:value-type="float">
            <text:p>1596153</text:p>
          </table:table-cell>
          <table:table-cell office:value-type="float" office:value="630030339" calcext:value-type="float">
            <text:p>630030339</text:p>
          </table:table-cell>
          <table:table-cell office:value-type="float" office:value="471032795" calcext:value-type="float">
            <text:p>471032795</text:p>
          </table:table-cell>
          <table:table-cell office:value-type="float" office:value="170713" calcext:value-type="float">
            <text:p>170713</text:p>
          </table:table-cell>
          <table:table-cell office:value-type="float" office:value="148603" calcext:value-type="float">
            <text:p>148603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97628.5915" calcext:value-type="float">
            <text:p>197628.5915</text:p>
          </table:table-cell>
          <table:table-cell office:value-type="float" office:value="189543.2885" calcext:value-type="float">
            <text:p>189543.2885</text:p>
          </table:table-cell>
          <table:table-cell office:value-type="float" office:value="149066.6667" calcext:value-type="float">
            <text:p>149066.6667</text:p>
          </table:table-cell>
          <table:table-cell office:value-type="float" office:value="141233.3333" calcext:value-type="float">
            <text:p>141233.3333</text:p>
          </table:table-cell>
          <table:table-cell office:value-type="float" office:value="2000001" calcext:value-type="float">
            <text:p>2000001</text:p>
          </table:table-cell>
          <table:table-cell office:value-type="float" office:value="1998051.6823" calcext:value-type="float">
            <text:p>1998051.6823</text:p>
          </table:table-cell>
          <table:table-cell office:value-type="float" office:value="156443.5788" calcext:value-type="float">
            <text:p>156443.5788</text:p>
          </table:table-cell>
          <table:table-cell office:value-type="float" office:value="150892.0246" calcext:value-type="float">
            <text:p>150892.0246</text:p>
          </table:table-cell>
        </table:table-row>
        <table:table-row table:style-name="ro1">
          <table:table-cell table:number-columns-repeated="2" office:value-type="string" calcext:value-type="string">
            <text:p>medianhousevalue_no_interp</text:p>
          </table:table-cell>
          <table:table-cell office:value-type="string" calcext:value-type="string">
            <text:p>Median owner occupied home value in a zipcode (no interpolation)</text:p>
          </table:table-cell>
          <table:table-cell office:value-type="string" calcext:value-type="string">
            <text:p>Census</text:p>
          </table:table-cell>
          <table:table-cell office:value-type="float" office:value="416453602" calcext:value-type="float">
            <text:p>416453602</text:p>
          </table:table-cell>
          <table:table-cell office:value-type="float" office:value="358811886" calcext:value-type="float">
            <text:p>358811886</text:p>
          </table:table-cell>
          <table:table-cell office:value-type="float" office:value="269034022" calcext:value-type="float">
            <text:p>269034022</text:p>
          </table:table-cell>
          <table:table-cell office:value-type="float" office:value="113817062" calcext:value-type="float">
            <text:p>113817062</text:p>
          </table:table-cell>
          <table:table-cell office:value-type="float" office:value="8690" calcext:value-type="float">
            <text:p>8690</text:p>
          </table:table-cell>
          <table:table-cell office:value-type="float" office:value="6507" calcext:value-type="float">
            <text:p>6507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219650.1961" calcext:value-type="float">
            <text:p>219650.1961</text:p>
          </table:table-cell>
          <table:table-cell office:value-type="float" office:value="202428.7745" calcext:value-type="float">
            <text:p>202428.7745</text:p>
          </table:table-cell>
          <table:table-cell office:value-type="float" office:value="165500" calcext:value-type="float">
            <text:p>165500</text:p>
          </table:table-cell>
          <table:table-cell office:value-type="float" office:value="151200" calcext:value-type="float">
            <text:p>151200</text:p>
          </table:table-cell>
          <table:table-cell office:value-type="float" office:value="2000001" calcext:value-type="float">
            <text:p>2000001</text:p>
          </table:table-cell>
          <table:table-cell office:value-type="float" office:value="1000001" calcext:value-type="float">
            <text:p>1000001</text:p>
          </table:table-cell>
          <table:table-cell office:value-type="float" office:value="170259.4362" calcext:value-type="float">
            <text:p>170259.4362</text:p>
          </table:table-cell>
          <table:table-cell office:value-type="float" office:value="160218.8558" calcext:value-type="float">
            <text:p>160218.8558</text:p>
          </table:table-cell>
        </table:table-row>
        <table:table-row table:style-name="ro1">
          <table:table-cell table:number-columns-repeated="2" office:value-type="string" calcext:value-type="string">
            <text:p>ozone</text:p>
          </table:table-cell>
          <table:table-cell office:value-type="string" calcext:value-type="string">
            <text:p>QDs Neural Net derived ozone predictions (Summer average)</text:p>
          </table:table-cell>
          <table:table-cell office:value-type="string" calcext:value-type="string">
            <text:p>Local</text:p>
          </table:table-cell>
          <table:table-cell office:value-type="float" office:value="263307986" calcext:value-type="float">
            <text:p>263307986</text:p>
          </table:table-cell>
          <table:table-cell office:value-type="float" office:value="12367443" calcext:value-type="float">
            <text:p>12367443</text:p>
          </table:table-cell>
          <table:table-cell office:value-type="float" office:value="422179638" calcext:value-type="float">
            <text:p>422179638</text:p>
          </table:table-cell>
          <table:table-cell office:value-type="float" office:value="460261505" calcext:value-type="float">
            <text:p>460261505</text:p>
          </table:table-cell>
          <table:table-cell office:value-type="float" office:value="444926" calcext:value-type="float">
            <text:p>444926</text:p>
          </table:table-cell>
          <table:table-cell office:value-type="float" office:value="496718" calcext:value-type="float">
            <text:p>496718</text:p>
          </table:table-cell>
          <table:table-cell table:number-columns-repeated="6"/>
          <table:table-cell table:number-columns-repeated="2" office:value-type="float" office:value="0.0009" calcext:value-type="float">
            <text:p>0.0009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.0457" calcext:value-type="float">
            <text:p>0.0457</text:p>
          </table:table-cell>
          <table:table-cell office:value-type="float" office:value="0.0459" calcext:value-type="float">
            <text:p>0.0459</text:p>
          </table:table-cell>
          <table:table-cell table:number-columns-repeated="2" office:value-type="float" office:value="0.0872" calcext:value-type="float">
            <text:p>0.0872</text:p>
          </table:table-cell>
          <table:table-cell table:number-columns-repeated="2" office:value-type="float" office:value="0.0069" calcext:value-type="float">
            <text:p>0.0069</text:p>
          </table:table-cell>
        </table:table-row>
        <table:table-row table:style-name="ro1">
          <table:table-cell table:number-columns-repeated="2" office:value-type="string" calcext:value-type="string">
            <text:p>ozone_no_interp</text:p>
          </table:table-cell>
          <table:table-cell office:value-type="string" calcext:value-type="string">
            <text:p>Ozone observations (Summer average)</text:p>
          </table:table-cell>
          <table:table-cell office:value-type="string" calcext:value-type="string">
            <text:p>Local</text:p>
          </table:table-cell>
          <table:table-cell office:value-type="float" office:value="308399359" calcext:value-type="float">
            <text:p>308399359</text:p>
          </table:table-cell>
          <table:table-cell office:value-type="float" office:value="64600316" calcext:value-type="float">
            <text:p>64600316</text:p>
          </table:table-cell>
          <table:table-cell office:value-type="float" office:value="377088265" calcext:value-type="float">
            <text:p>377088265</text:p>
          </table:table-cell>
          <table:table-cell office:value-type="float" office:value="408028632" calcext:value-type="float">
            <text:p>408028632</text:p>
          </table:table-cell>
          <table:table-cell office:value-type="float" office:value="11455" calcext:value-type="float">
            <text:p>11455</text:p>
          </table:table-cell>
          <table:table-cell office:value-type="float" office:value="11568" calcext:value-type="float">
            <text:p>11568</text:p>
          </table:table-cell>
          <table:table-cell table:number-columns-repeated="6"/>
          <table:table-cell table:number-columns-repeated="2" office:value-type="float" office:value="0.0095" calcext:value-type="float">
            <text:p>0.0095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65" calcext:value-type="float">
            <text:p>0.0465</text:p>
          </table:table-cell>
          <table:table-cell table:number-columns-repeated="2" office:value-type="float" office:value="0.0842" calcext:value-type="float">
            <text:p>0.0842</text:p>
          </table:table-cell>
          <table:table-cell table:number-columns-repeated="2" office:value-type="float" office:value="0.0081" calcext:value-type="float">
            <text:p>0.0081</text:p>
          </table:table-cell>
        </table:table-row>
        <table:table-row table:style-name="ro1">
          <table:table-cell table:number-columns-repeated="2" office:value-type="string" calcext:value-type="string">
            <text:p>pct_blk</text:p>
          </table:table-cell>
          <table:table-cell office:value-type="string" calcext:value-type="string">
            <text:p>Percent of a zipcodes populatioun identified as black</text:p>
          </table:table-cell>
          <table:table-cell office:value-type="string" calcext:value-type="string">
            <text:p>Census</text:p>
          </table:table-cell>
          <table:table-cell office:value-type="float" office:value="55457285" calcext:value-type="float">
            <text:p>55457285</text:p>
          </table:table-cell>
          <table:table-cell office:value-type="float" office:value="1596153" calcext:value-type="float">
            <text:p>1596153</text:p>
          </table:table-cell>
          <table:table-cell office:value-type="float" office:value="630030339" calcext:value-type="float">
            <text:p>630030339</text:p>
          </table:table-cell>
          <table:table-cell office:value-type="float" office:value="471032795" calcext:value-type="float">
            <text:p>471032795</text:p>
          </table:table-cell>
          <table:table-cell office:value-type="float" office:value="339724" calcext:value-type="float">
            <text:p>339724</text:p>
          </table:table-cell>
          <table:table-cell office:value-type="float" office:value="273521" calcext:value-type="float">
            <text:p>273521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1791" calcext:value-type="float">
            <text:p>0.1791</text:p>
          </table:table-cell>
        </table:table-row>
        <table:table-row table:style-name="ro1">
          <table:table-cell table:number-columns-repeated="2" office:value-type="string" calcext:value-type="string">
            <text:p>pct_blk_no_interp</text:p>
          </table:table-cell>
          <table:table-cell office:value-type="string" calcext:value-type="string">
            <text:p>Percent of a zipcodes populatioun identified as black (no interpolation)</text:p>
          </table:table-cell>
          <table:table-cell office:value-type="string" calcext:value-type="string">
            <text:p>Census</text:p>
          </table:table-cell>
          <table:table-cell office:value-type="float" office:value="416453602" calcext:value-type="float">
            <text:p>416453602</text:p>
          </table:table-cell>
          <table:table-cell office:value-type="float" office:value="358811886" calcext:value-type="float">
            <text:p>358811886</text:p>
          </table:table-cell>
          <table:table-cell office:value-type="float" office:value="269034022" calcext:value-type="float">
            <text:p>269034022</text:p>
          </table:table-cell>
          <table:table-cell office:value-type="float" office:value="113817062" calcext:value-type="float">
            <text:p>113817062</text:p>
          </table:table-cell>
          <table:table-cell office:value-type="float" office:value="122018" calcext:value-type="float">
            <text:p>122018</text:p>
          </table:table-cell>
          <table:table-cell office:value-type="float" office:value="60104" calcext:value-type="float">
            <text:p>6010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69" calcext:value-type="float">
            <text:p>0.0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82" calcext:value-type="float">
            <text:p>0.1782</text:p>
          </table:table-cell>
        </table:table-row>
        <table:table-row table:style-name="ro1">
          <table:table-cell table:number-columns-repeated="2" office:value-type="string" calcext:value-type="string">
            <text:p>pct_owner_occ</text:p>
          </table:table-cell>
          <table:table-cell office:value-type="string" calcext:value-type="string">
            <text:p>Percent of housing in a zipcode occupied by its owner</text:p>
          </table:table-cell>
          <table:table-cell office:value-type="string" calcext:value-type="string">
            <text:p>Census</text:p>
          </table:table-cell>
          <table:table-cell office:value-type="float" office:value="55457285" calcext:value-type="float">
            <text:p>55457285</text:p>
          </table:table-cell>
          <table:table-cell office:value-type="float" office:value="1596153" calcext:value-type="float">
            <text:p>1596153</text:p>
          </table:table-cell>
          <table:table-cell office:value-type="float" office:value="630030339" calcext:value-type="float">
            <text:p>630030339</text:p>
          </table:table-cell>
          <table:table-cell office:value-type="float" office:value="471032795" calcext:value-type="float">
            <text:p>471032795</text:p>
          </table:table-cell>
          <table:table-cell office:value-type="float" office:value="408997" calcext:value-type="float">
            <text:p>408997</text:p>
          </table:table-cell>
          <table:table-cell office:value-type="float" office:value="342421" calcext:value-type="float">
            <text:p>342421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21" calcext:value-type="float">
            <text:p>0.7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table:number-columns-repeated="2" office:value-type="string" calcext:value-type="string">
            <text:p>pct_owner_occ_no_interp</text:p>
          </table:table-cell>
          <table:table-cell office:value-type="string" calcext:value-type="string">
            <text:p>Percent of housing in a zipcode occupied by its owner (no interpolation)</text:p>
          </table:table-cell>
          <table:table-cell office:value-type="string" calcext:value-type="string">
            <text:p>Census</text:p>
          </table:table-cell>
          <table:table-cell office:value-type="float" office:value="416453602" calcext:value-type="float">
            <text:p>416453602</text:p>
          </table:table-cell>
          <table:table-cell office:value-type="float" office:value="358811886" calcext:value-type="float">
            <text:p>358811886</text:p>
          </table:table-cell>
          <table:table-cell office:value-type="float" office:value="269034022" calcext:value-type="float">
            <text:p>269034022</text:p>
          </table:table-cell>
          <table:table-cell office:value-type="float" office:value="113817062" calcext:value-type="float">
            <text:p>113817062</text:p>
          </table:table-cell>
          <table:table-cell office:value-type="float" office:value="131862" calcext:value-type="float">
            <text:p>131862</text:p>
          </table:table-cell>
          <table:table-cell office:value-type="float" office:value="67427" calcext:value-type="float">
            <text:p>67427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7111" calcext:value-type="float">
            <text:p>0.7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1592" calcext:value-type="float">
            <text:p>0.1592</text:p>
          </table:table-cell>
        </table:table-row>
        <table:table-row table:style-name="ro1">
          <table:table-cell/>
          <table:table-cell office:value-type="string" calcext:value-type="string">
            <text:p>pm25_ensemble</text:p>
          </table:table-cell>
          <table:table-cell office:value-type="string" calcext:value-type="string">
            <text:p>PM2.5 predictions from 2000-2016 generated by an ensemble of a random forest, gradient boosting, and neural net (annual average) </text:p>
          </table:table-cell>
          <table:table-cell office:value-type="string" calcext:value-type="string">
            <text:p>Local</text:p>
          </table:table-cell>
          <table:table-cell office:value-type="float" office:value="91978625" calcext:value-type="float">
            <text:p>91978625</text:p>
          </table:table-cell>
          <table:table-cell/>
          <table:table-cell office:value-type="float" office:value="593508999" calcext:value-type="float">
            <text:p>593508999</text:p>
          </table:table-cell>
          <table:table-cell/>
          <table:table-cell office:value-type="float" office:value="572762" calcext:value-type="float">
            <text:p>572762</text:p>
          </table:table-cell>
          <table:table-cell table:number-columns-repeated="7"/>
          <table:table-cell office:value-type="float" office:value="0.0078" calcext:value-type="float">
            <text:p>0.0078</text:p>
          </table:table-cell>
          <table:table-cell/>
          <table:table-cell office:value-type="float" office:value="9.9174" calcext:value-type="float">
            <text:p>9.9174</text:p>
          </table:table-cell>
          <table:table-cell/>
          <table:table-cell office:value-type="float" office:value="9.7034" calcext:value-type="float">
            <text:p>9.7034</text:p>
          </table:table-cell>
          <table:table-cell/>
          <table:table-cell office:value-type="float" office:value="30.9249" calcext:value-type="float">
            <text:p>30.9249</text:p>
          </table:table-cell>
          <table:table-cell/>
          <table:table-cell office:value-type="float" office:value="3.1421" calcext:value-type="float">
            <text:p>3.1421</text:p>
          </table:table-cell>
          <table:table-cell/>
        </table:table-row>
        <table:table-row table:style-name="ro1">
          <table:table-cell office:value-type="string" calcext:value-type="string">
            <text:p>pm25</text:p>
          </table:table-cell>
          <table:table-cell office:value-type="string" calcext:value-type="string">
            <text:p>pm25_nn</text:p>
          </table:table-cell>
          <table:table-cell office:value-type="string" calcext:value-type="string">
            <text:p>QDs Neural Net derived pm2.5 predictions from 2000-2012 (annual average)</text:p>
          </table:table-cell>
          <table:table-cell office:value-type="string" calcext:value-type="string">
            <text:p>Local</text:p>
          </table:table-cell>
          <table:table-cell office:value-type="float" office:value="263379990" calcext:value-type="float">
            <text:p>263379990</text:p>
          </table:table-cell>
          <table:table-cell office:value-type="float" office:value="12444343" calcext:value-type="float">
            <text:p>12444343</text:p>
          </table:table-cell>
          <table:table-cell office:value-type="float" office:value="422107634" calcext:value-type="float">
            <text:p>422107634</text:p>
          </table:table-cell>
          <table:table-cell office:value-type="float" office:value="460184605" calcext:value-type="float">
            <text:p>460184605</text:p>
          </table:table-cell>
          <table:table-cell office:value-type="float" office:value="444811" calcext:value-type="float">
            <text:p>444811</text:p>
          </table:table-cell>
          <table:table-cell office:value-type="float" office:value="496593" calcext:value-type="float">
            <text:p>496593</text:p>
          </table:table-cell>
          <table:table-cell table:number-columns-repeated="6"/>
          <table:table-cell table:number-columns-repeated="2" office:value-type="float" office:value="0.0209" calcext:value-type="float">
            <text:p>0.0209</text:p>
          </table:table-cell>
          <table:table-cell office:value-type="float" office:value="11.4463" calcext:value-type="float">
            <text:p>11.4463</text:p>
          </table:table-cell>
          <table:table-cell office:value-type="float" office:value="11.506" calcext:value-type="float">
            <text:p>11.506</text:p>
          </table:table-cell>
          <table:table-cell office:value-type="float" office:value="11.2916" calcext:value-type="float">
            <text:p>11.2916</text:p>
          </table:table-cell>
          <table:table-cell office:value-type="float" office:value="11.3592" calcext:value-type="float">
            <text:p>11.3592</text:p>
          </table:table-cell>
          <table:table-cell table:number-columns-repeated="2" office:value-type="float" office:value="32.5759" calcext:value-type="float">
            <text:p>32.5759</text:p>
          </table:table-cell>
          <table:table-cell office:value-type="float" office:value="2.8806" calcext:value-type="float">
            <text:p>2.8806</text:p>
          </table:table-cell>
          <table:table-cell office:value-type="float" office:value="2.8771" calcext:value-type="float">
            <text:p>2.8771</text:p>
          </table:table-cell>
        </table:table-row>
        <table:table-row table:style-name="ro1">
          <table:table-cell table:number-columns-repeated="2" office:value-type="string" calcext:value-type="string">
            <text:p>pm25_no_interp</text:p>
          </table:table-cell>
          <table:table-cell office:value-type="string" calcext:value-type="string">
            <text:p>pm25 observations (annual average)</text:p>
          </table:table-cell>
          <table:table-cell office:value-type="string" calcext:value-type="string">
            <text:p>Local</text:p>
          </table:table-cell>
          <table:table-cell office:value-type="float" office:value="341188005" calcext:value-type="float">
            <text:p>341188005</text:p>
          </table:table-cell>
          <table:table-cell office:value-type="float" office:value="100770381" calcext:value-type="float">
            <text:p>100770381</text:p>
          </table:table-cell>
          <table:table-cell office:value-type="float" office:value="344299619" calcext:value-type="float">
            <text:p>344299619</text:p>
          </table:table-cell>
          <table:table-cell office:value-type="float" office:value="371858567" calcext:value-type="float">
            <text:p>371858567</text:p>
          </table:table-cell>
          <table:table-cell office:value-type="float" office:value="1560" calcext:value-type="float">
            <text:p>1560</text:p>
          </table:table-cell>
          <table:table-cell office:value-type="float" office:value="1563" calcext:value-type="float">
            <text:p>1563</text:p>
          </table:table-cell>
          <table:table-cell table:number-columns-repeated="6"/>
          <table:table-cell table:number-columns-repeated="2" office:value-type="float" office:value="0.0003" calcext:value-type="float">
            <text:p>0.0003</text:p>
          </table:table-cell>
          <table:table-cell office:value-type="float" office:value="11.4664" calcext:value-type="float">
            <text:p>11.4664</text:p>
          </table:table-cell>
          <table:table-cell office:value-type="float" office:value="11.5519" calcext:value-type="float">
            <text:p>11.5519</text:p>
          </table:table-cell>
          <table:table-cell office:value-type="float" office:value="11.21" calcext:value-type="float">
            <text:p>11.21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59.34" calcext:value-type="float">
            <text:p>59.34</text:p>
          </table:table-cell>
          <table:table-cell office:value-type="float" office:value="3.1675" calcext:value-type="float">
            <text:p>3.1675</text:p>
          </table:table-cell>
          <table:table-cell office:value-type="float" office:value="3.1679" calcext:value-type="float">
            <text:p>3.1679</text:p>
          </table:table-cell>
        </table:table-row>
        <table:table-row table:style-name="ro1">
          <table:table-cell table:number-columns-repeated="2" office:value-type="string" calcext:value-type="string">
            <text:p>popdensity</text:p>
          </table:table-cell>
          <table:table-cell office:value-type="string" calcext:value-type="string">
            <text:p>Population density of a zipcode</text:p>
          </table:table-cell>
          <table:table-cell office:value-type="string" calcext:value-type="string">
            <text:p>Census</text:p>
          </table:table-cell>
          <table:table-cell office:value-type="float" office:value="55457285" calcext:value-type="float">
            <text:p>55457285</text:p>
          </table:table-cell>
          <table:table-cell office:value-type="float" office:value="1596153" calcext:value-type="float">
            <text:p>1596153</text:p>
          </table:table-cell>
          <table:table-cell office:value-type="float" office:value="630030339" calcext:value-type="float">
            <text:p>630030339</text:p>
          </table:table-cell>
          <table:table-cell office:value-type="float" office:value="471032795" calcext:value-type="float">
            <text:p>471032795</text:p>
          </table:table-cell>
          <table:table-cell office:value-type="float" office:value="487418" calcext:value-type="float">
            <text:p>487418</text:p>
          </table:table-cell>
          <table:table-cell office:value-type="float" office:value="379331" calcext:value-type="float">
            <text:p>379331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3444.2019" calcext:value-type="float">
            <text:p>3444.2019</text:p>
          </table:table-cell>
          <table:table-cell office:value-type="float" office:value="3423.7004" calcext:value-type="float">
            <text:p>3423.7004</text:p>
          </table:table-cell>
          <table:table-cell office:value-type="float" office:value="978.5714" calcext:value-type="float">
            <text:p>978.5714</text:p>
          </table:table-cell>
          <table:table-cell office:value-type="float" office:value="977.8756" calcext:value-type="float">
            <text:p>977.8756</text:p>
          </table:table-cell>
          <table:table-cell table:number-columns-repeated="2" office:value-type="float" office:value="153867.7" calcext:value-type="float">
            <text:p>153867.7</text:p>
          </table:table-cell>
          <table:table-cell office:value-type="float" office:value="9104.0714" calcext:value-type="float">
            <text:p>9104.0714</text:p>
          </table:table-cell>
          <table:table-cell office:value-type="float" office:value="8983.0806" calcext:value-type="float">
            <text:p>8983.0806</text:p>
          </table:table-cell>
        </table:table-row>
        <table:table-row table:style-name="ro1">
          <table:table-cell table:number-columns-repeated="2" office:value-type="string" calcext:value-type="string">
            <text:p>popdensity_no_interp</text:p>
          </table:table-cell>
          <table:table-cell office:value-type="string" calcext:value-type="string">
            <text:p>Population density of a zipcode (no interpolation)</text:p>
          </table:table-cell>
          <table:table-cell office:value-type="string" calcext:value-type="string">
            <text:p>Census</text:p>
          </table:table-cell>
          <table:table-cell office:value-type="float" office:value="416453602" calcext:value-type="float">
            <text:p>416453602</text:p>
          </table:table-cell>
          <table:table-cell office:value-type="float" office:value="358811886" calcext:value-type="float">
            <text:p>358811886</text:p>
          </table:table-cell>
          <table:table-cell office:value-type="float" office:value="269034022" calcext:value-type="float">
            <text:p>269034022</text:p>
          </table:table-cell>
          <table:table-cell office:value-type="float" office:value="113817062" calcext:value-type="float">
            <text:p>113817062</text:p>
          </table:table-cell>
          <table:table-cell office:value-type="float" office:value="195696" calcext:value-type="float">
            <text:p>195696</text:p>
          </table:table-cell>
          <table:table-cell office:value-type="float" office:value="93774" calcext:value-type="float">
            <text:p>93774</text:p>
          </table:table-cell>
          <table:table-cell table:number-columns-repeated="6"/>
          <table:table-cell table:number-columns-repeated="2" office:value-type="float" office:value="0.0051" calcext:value-type="float">
            <text:p>0.0051</text:p>
          </table:table-cell>
          <table:table-cell office:value-type="float" office:value="3434.6895" calcext:value-type="float">
            <text:p>3434.6895</text:p>
          </table:table-cell>
          <table:table-cell office:value-type="float" office:value="3420.5132" calcext:value-type="float">
            <text:p>3420.5132</text:p>
          </table:table-cell>
          <table:table-cell office:value-type="float" office:value="986.6049" calcext:value-type="float">
            <text:p>986.6049</text:p>
          </table:table-cell>
          <table:table-cell office:value-type="float" office:value="983.907" calcext:value-type="float">
            <text:p>983.907</text:p>
          </table:table-cell>
          <table:table-cell table:number-columns-repeated="2" office:value-type="float" office:value="153867.7" calcext:value-type="float">
            <text:p>153867.7</text:p>
          </table:table-cell>
          <table:table-cell office:value-type="float" office:value="9245.7931" calcext:value-type="float">
            <text:p>9245.7931</text:p>
          </table:table-cell>
          <table:table-cell office:value-type="float" office:value="9050.3189" calcext:value-type="float">
            <text:p>9050.3189</text:p>
          </table:table-cell>
        </table:table-row>
        <table:table-row table:style-name="ro1">
          <table:table-cell table:number-columns-repeated="2" office:value-type="string" calcext:value-type="string">
            <text:p>poverty</text:p>
          </table:table-cell>
          <table:table-cell office:value-type="string" calcext:value-type="string">
            <text:p>Percent of a zipcodes population older than 65 living below the poverty line</text:p>
          </table:table-cell>
          <table:table-cell office:value-type="string" calcext:value-type="string">
            <text:p>Census</text:p>
          </table:table-cell>
          <table:table-cell office:value-type="float" office:value="55457285" calcext:value-type="float">
            <text:p>55457285</text:p>
          </table:table-cell>
          <table:table-cell office:value-type="float" office:value="1596153" calcext:value-type="float">
            <text:p>1596153</text:p>
          </table:table-cell>
          <table:table-cell office:value-type="float" office:value="630030339" calcext:value-type="float">
            <text:p>630030339</text:p>
          </table:table-cell>
          <table:table-cell office:value-type="float" office:value="471032795" calcext:value-type="float">
            <text:p>471032795</text:p>
          </table:table-cell>
          <table:table-cell office:value-type="float" office:value="334511" calcext:value-type="float">
            <text:p>334511</text:p>
          </table:table-cell>
          <table:table-cell office:value-type="float" office:value="290266" calcext:value-type="float">
            <text:p>29026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794" calcext:value-type="float">
            <text:p>0.07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756" calcext:value-type="float">
            <text:p>0.0756</text:p>
          </table:table-cell>
        </table:table-row>
        <table:table-row table:style-name="ro1">
          <table:table-cell table:number-columns-repeated="2" office:value-type="string" calcext:value-type="string">
            <text:p>poverty_no_interp</text:p>
          </table:table-cell>
          <table:table-cell office:value-type="string" calcext:value-type="string">
            <text:p>Percent of a zipcodes population older than 65 living below the poverty line (no interpolation)</text:p>
          </table:table-cell>
          <table:table-cell office:value-type="string" calcext:value-type="string">
            <text:p>Census</text:p>
          </table:table-cell>
          <table:table-cell office:value-type="float" office:value="416453602" calcext:value-type="float">
            <text:p>416453602</text:p>
          </table:table-cell>
          <table:table-cell office:value-type="float" office:value="358811886" calcext:value-type="float">
            <text:p>358811886</text:p>
          </table:table-cell>
          <table:table-cell office:value-type="float" office:value="269034022" calcext:value-type="float">
            <text:p>269034022</text:p>
          </table:table-cell>
          <table:table-cell office:value-type="float" office:value="113817062" calcext:value-type="float">
            <text:p>113817062</text:p>
          </table:table-cell>
          <table:table-cell office:value-type="float" office:value="88262" calcext:value-type="float">
            <text:p>88262</text:p>
          </table:table-cell>
          <table:table-cell office:value-type="float" office:value="46385" calcext:value-type="float">
            <text:p>4638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788" calcext:value-type="float">
            <text:p>0.07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table:number-columns-repeated="2" office:value-type="string" calcext:value-type="string">
            <text:p>pr</text:p>
          </table:table-cell>
          <table:table-cell/>
          <table:table-cell office:value-type="string" calcext:value-type="string">
            <text:p>GRIDMET via Google Earth Engine</text:p>
          </table:table-cell>
          <table:table-cell office:value-type="float" office:value="96664905" calcext:value-type="float">
            <text:p>96664905</text:p>
          </table:table-cell>
          <table:table-cell office:value-type="float" office:value="9444487" calcext:value-type="float">
            <text:p>9444487</text:p>
          </table:table-cell>
          <table:table-cell office:value-type="float" office:value="588822719" calcext:value-type="float">
            <text:p>588822719</text:p>
          </table:table-cell>
          <table:table-cell office:value-type="float" office:value="463184461" calcext:value-type="float">
            <text:p>463184461</text:p>
          </table:table-cell>
          <table:table-cell office:value-type="float" office:value="559314" calcext:value-type="float">
            <text:p>559314</text:p>
          </table:table-cell>
          <table:table-cell office:value-type="float" office:value="475894" calcext:value-type="float">
            <text:p>475894</text:p>
          </table:table-cell>
          <table:table-cell table:number-columns-repeated="6"/>
          <table:table-cell table:number-columns-repeated="2" office:value-type="float" office:value="0.0095" calcext:value-type="float">
            <text:p>0.0095</text:p>
          </table:table-cell>
          <table:table-cell office:value-type="float" office:value="2.797" calcext:value-type="float">
            <text:p>2.797</text:p>
          </table:table-cell>
          <table:table-cell office:value-type="float" office:value="2.7622" calcext:value-type="float">
            <text:p>2.7622</text:p>
          </table:table-cell>
          <table:table-cell office:value-type="float" office:value="2.9144" calcext:value-type="float">
            <text:p>2.9144</text:p>
          </table:table-cell>
          <table:table-cell office:value-type="float" office:value="2.8912" calcext:value-type="float">
            <text:p>2.8912</text:p>
          </table:table-cell>
          <table:table-cell office:value-type="float" office:value="14.6234" calcext:value-type="float">
            <text:p>14.6234</text:p>
          </table:table-cell>
          <table:table-cell office:value-type="float" office:value="14.3856" calcext:value-type="float">
            <text:p>14.3856</text:p>
          </table:table-cell>
          <table:table-cell office:value-type="float" office:value="1.1306" calcext:value-type="float">
            <text:p>1.1306</text:p>
          </table:table-cell>
          <table:table-cell office:value-type="float" office:value="1.1143" calcext:value-type="float">
            <text:p>1.1143</text:p>
          </table:table-cell>
        </table:table-row>
        <table:table-row table:style-name="ro1">
          <table:table-cell table:number-columns-repeated="2" office:value-type="string" calcext:value-type="string">
            <text:p>rmax</text:p>
          </table:table-cell>
          <table:table-cell office:value-type="string" calcext:value-type="string">
            <text:p>Annual average of maximum daily relative humidity in a zip code. Based on an area weighted average of 4km x 4km rasters</text:p>
          </table:table-cell>
          <table:table-cell office:value-type="string" calcext:value-type="string">
            <text:p>GRIDMET via Google Earth Engine</text:p>
          </table:table-cell>
          <table:table-cell office:value-type="float" office:value="96664905" calcext:value-type="float">
            <text:p>96664905</text:p>
          </table:table-cell>
          <table:table-cell office:value-type="float" office:value="9444487" calcext:value-type="float">
            <text:p>9444487</text:p>
          </table:table-cell>
          <table:table-cell office:value-type="float" office:value="588822719" calcext:value-type="float">
            <text:p>588822719</text:p>
          </table:table-cell>
          <table:table-cell office:value-type="float" office:value="463184461" calcext:value-type="float">
            <text:p>463184461</text:p>
          </table:table-cell>
          <table:table-cell office:value-type="float" office:value="559283" calcext:value-type="float">
            <text:p>559283</text:p>
          </table:table-cell>
          <table:table-cell office:value-type="float" office:value="475865" calcext:value-type="float">
            <text:p>475865</text:p>
          </table:table-cell>
          <table:table-cell table:number-columns-repeated="6"/>
          <table:table-cell table:number-columns-repeated="2" office:value-type="float" office:value="33.0706" calcext:value-type="float">
            <text:p>33.0706</text:p>
          </table:table-cell>
          <table:table-cell office:value-type="float" office:value="85.1101" calcext:value-type="float">
            <text:p>85.1101</text:p>
          </table:table-cell>
          <table:table-cell office:value-type="float" office:value="85.4083" calcext:value-type="float">
            <text:p>85.4083</text:p>
          </table:table-cell>
          <table:table-cell office:value-type="float" office:value="87.0877" calcext:value-type="float">
            <text:p>87.0877</text:p>
          </table:table-cell>
          <table:table-cell office:value-type="float" office:value="87.5193" calcext:value-type="float">
            <text:p>87.5193</text:p>
          </table:table-cell>
          <table:table-cell table:number-columns-repeated="2" office:value-type="float" office:value="99.9866" calcext:value-type="float">
            <text:p>99.9866</text:p>
          </table:table-cell>
          <table:table-cell office:value-type="float" office:value="9.0468" calcext:value-type="float">
            <text:p>9.0468</text:p>
          </table:table-cell>
          <table:table-cell office:value-type="float" office:value="9.1609" calcext:value-type="float">
            <text:p>9.1609</text:p>
          </table:table-cell>
        </table:table-row>
        <table:table-row table:style-name="ro1">
          <table:table-cell table:number-columns-repeated="2" office:value-type="string" calcext:value-type="string">
            <text:p>smoke_rate</text:p>
          </table:table-cell>
          <table:table-cell office:value-type="string" calcext:value-type="string">
            <text:p>Percent of population defined by BRFSS as a current smoker. Calculated at the county level and linked to zipcodes</text:p>
          </table:table-cell>
          <table:table-cell office:value-type="string" calcext:value-type="string">
            <text:p>BRFSS</text:p>
          </table:table-cell>
          <table:table-cell office:value-type="float" office:value="67862835" calcext:value-type="float">
            <text:p>67862835</text:p>
          </table:table-cell>
          <table:table-cell office:value-type="float" office:value="11228822" calcext:value-type="float">
            <text:p>11228822</text:p>
          </table:table-cell>
          <table:table-cell office:value-type="float" office:value="617624789" calcext:value-type="float">
            <text:p>617624789</text:p>
          </table:table-cell>
          <table:table-cell office:value-type="float" office:value="461400126" calcext:value-type="float">
            <text:p>461400126</text:p>
          </table:table-cell>
          <table:table-cell office:value-type="float" office:value="17647" calcext:value-type="float">
            <text:p>17647</text:p>
          </table:table-cell>
          <table:table-cell office:value-type="float" office:value="11023" calcext:value-type="float">
            <text:p>11023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626" calcext:value-type="float">
            <text:p>0.4626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58" calcext:value-type="float">
            <text:p>0.46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31" calcext:value-type="float">
            <text:p>0.0731</text:p>
          </table:table-cell>
        </table:table-row>
        <table:table-row table:style-name="ro1">
          <table:table-cell/>
          <table:table-cell office:value-type="string" calcext:value-type="string">
            <text:p>smoke_rate_no_interp</text:p>
          </table:table-cell>
          <table:table-cell table:number-columns-repeated="2"/>
          <table:table-cell office:value-type="float" office:value="282953494" calcext:value-type="float">
            <text:p>282953494</text:p>
          </table:table-cell>
          <table:table-cell/>
          <table:table-cell office:value-type="float" office:value="402534130" calcext:value-type="float">
            <text:p>402534130</text:p>
          </table:table-cell>
          <table:table-cell/>
          <table:table-cell office:value-type="float" office:value="6467" calcext:value-type="float">
            <text:p>646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.4638" calcext:value-type="float">
            <text:p>0.4638</text:p>
          </table:table-cell>
          <table:table-cell/>
          <table:table-cell office:value-type="float" office:value="0.4644" calcext:value-type="float">
            <text:p>0.46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699" calcext:value-type="float">
            <text:p>0.069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mmx</text:p>
          </table:table-cell>
          <table:table-cell office:value-type="string" calcext:value-type="string">
            <text:p>Annual average of maximum daily temperatures in a zipcode. Based on an area weighted average of 4km x 4km rasters</text:p>
          </table:table-cell>
          <table:table-cell office:value-type="string" calcext:value-type="string">
            <text:p>GRIDMET via Google Earth Engine</text:p>
          </table:table-cell>
          <table:table-cell office:value-type="float" office:value="96664905" calcext:value-type="float">
            <text:p>96664905</text:p>
          </table:table-cell>
          <table:table-cell office:value-type="float" office:value="9444487" calcext:value-type="float">
            <text:p>9444487</text:p>
          </table:table-cell>
          <table:table-cell office:value-type="float" office:value="588822719" calcext:value-type="float">
            <text:p>588822719</text:p>
          </table:table-cell>
          <table:table-cell office:value-type="float" office:value="463184461" calcext:value-type="float">
            <text:p>463184461</text:p>
          </table:table-cell>
          <table:table-cell office:value-type="float" office:value="559288" calcext:value-type="float">
            <text:p>559288</text:p>
          </table:table-cell>
          <table:table-cell office:value-type="float" office:value="475885" calcext:value-type="float">
            <text:p>475885</text:p>
          </table:table-cell>
          <table:table-cell table:number-columns-repeated="6"/>
          <table:table-cell office:value-type="float" office:value="278.7798" calcext:value-type="float">
            <text:p>278.7798</text:p>
          </table:table-cell>
          <table:table-cell office:value-type="float" office:value="279.223" calcext:value-type="float">
            <text:p>279.223</text:p>
          </table:table-cell>
          <table:table-cell office:value-type="float" office:value="293.0194" calcext:value-type="float">
            <text:p>293.0194</text:p>
          </table:table-cell>
          <table:table-cell office:value-type="float" office:value="293.1304" calcext:value-type="float">
            <text:p>293.1304</text:p>
          </table:table-cell>
          <table:table-cell office:value-type="float" office:value="291.9925" calcext:value-type="float">
            <text:p>291.9925</text:p>
          </table:table-cell>
          <table:table-cell office:value-type="float" office:value="292.2217" calcext:value-type="float">
            <text:p>292.2217</text:p>
          </table:table-cell>
          <table:table-cell table:number-columns-repeated="2" office:value-type="float" office:value="306.5885" calcext:value-type="float">
            <text:p>306.5885</text:p>
          </table:table-cell>
          <table:table-cell office:value-type="float" office:value="4.9339" calcext:value-type="float">
            <text:p>4.9339</text:p>
          </table:table-cell>
          <table:table-cell office:value-type="float" office:value="4.8502" calcext:value-type="float">
            <text:p>4.8502</text:p>
          </table:table-cell>
        </table:table-row>
        <table:table-row table:style-name="ro1"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Year of data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8.0448" calcext:value-type="float">
            <text:p>2008.0448</text:p>
          </table:table-cell>
          <table:table-cell office:value-type="float" office:value="2006.222" calcext:value-type="float">
            <text:p>2006.222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5.2365" calcext:value-type="float">
            <text:p>5.2365</text:p>
          </table:table-cell>
          <table:table-cell office:value-type="float" office:value="3.7609" calcext:value-type="float">
            <text:p>3.7609</text:p>
          </table:table-cell>
        </table:table-row>
        <table:table-row table:style-name="ro1">
          <table:table-cell office:value-type="string" calcext:value-type="string">
            <text:p>entry_age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/>
          <table:table-cell office:value-type="float" office:value="70.7325" calcext:value-type="float">
            <text:p>70.732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6.7612" calcext:value-type="float">
            <text:p>6.7612</text:p>
          </table:table-cell>
        </table:table-row>
        <table:table-row table:style-name="ro1">
          <table:table-cell office:value-type="string" calcext:value-type="string">
            <text:p>entry_year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/>
          <table:table-cell office:value-type="float" office:value="2001.7415" calcext:value-type="float">
            <text:p>2001.7415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float" office:value="2.9984" calcext:value-type="float">
            <text:p>2.9984</text:p>
          </table:table-cell>
        </table:table-row>
        <table:table-row table:style-name="ro1">
          <table:table-cell office:value-type="string" calcext:value-type="string">
            <text:p>followup_year_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5.4805" calcext:value-type="float">
            <text:p>5.480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.4848" calcext:value-type="float">
            <text:p>3.4848</text:p>
          </table:table-cell>
        </table:table-row>
        <table:table-row table:style-name="ro1">
          <table:table-cell office:value-type="string" calcext:value-type="string">
            <text:p>smoke_rate_no_interp</text:p>
          </table:table-cell>
          <table:table-cell table:number-columns-repeated="4"/>
          <table:table-cell office:value-type="float" office:value="61863261" calcext:value-type="float">
            <text:p>61863261</text:p>
          </table:table-cell>
          <table:table-cell/>
          <table:table-cell office:value-type="float" office:value="410765687" calcext:value-type="float">
            <text:p>410765687</text:p>
          </table:table-cell>
          <table:table-cell/>
          <table:table-cell office:value-type="float" office:value="6342" calcext:value-type="float">
            <text:p>634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.4628" calcext:value-type="float">
            <text:p>0.4628</text:p>
          </table:table-cell>
          <table:table-cell/>
          <table:table-cell office:value-type="float" office:value="0.4636" calcext:value-type="float">
            <text:p>0.46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702" calcext:value-type="float">
            <text:p>0.0702</text:p>
          </table:table-cell>
        </table:table-row>
        <table:table-row table:style-name="ro1">
          <table:table-cell table:number-columns-repeated="2" office:value-type="string" calcext:value-type="string">
            <text:p>bene_dod</text:p>
          </table:table-cell>
          <table:table-cell office:value-type="string" calcext:value-type="string">
            <text:p>Date of death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office:value-type="float" office:value="6576" calcext:value-type="float">
            <text:p>6576</text:p>
          </table:table-cell>
          <table:table-cell office:value-type="float" office:value="4750" calcext:value-type="float">
            <text:p>4750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cluster_cat</text:p>
          </table:table-cell>
          <table:table-cell office:value-type="string" calcext:value-type="string">
            <text:p>Kmeans clustering of of five major chemical components of PM2.5. Produced for NEJM paper. Provenance uncertain.</text:p>
          </table:table-cell>
          <table:table-cell office:value-type="string" calcext:value-type="string">
            <text:p>Local</text:p>
          </table:table-cell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617342981" calcext:value-type="float">
            <text:p>617342981</text:p>
          </table:table-cell>
          <table:table-cell office:value-type="float" office:value="463294716" calcext:value-type="float">
            <text:p>4632947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68144643" calcext:value-type="float">
            <text:p>68144643</text:p>
          </table:table-cell>
          <table:table-cell office:value-type="float" office:value="9334232" calcext:value-type="float">
            <text:p>9334232</text:p>
          </table:table-cell>
          <table:table-cell office:value-type="float" office:value="9.94" calcext:value-type="float">
            <text:p>9.94</text:p>
          </table:table-cell>
          <table:table-cell office:value-type="float" office:value="1.97" calcext:value-type="float">
            <text:p>1.9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a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685487624" calcext:value-type="float">
            <text:p>6854876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dodflag</text:p>
          </table:table-cell>
          <table:table-cell office:value-type="string" calcext:value-type="string">
            <text:p>Valid date of death switch (v=validated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658248484" calcext:value-type="float">
            <text:p>658248484</text:p>
          </table:table-cell>
          <table:table-cell office:value-type="float" office:value="455230063" calcext:value-type="float">
            <text:p>455230063</text:p>
          </table:table-cell>
          <table:table-cell office:value-type="float" office:value="96.03" calcext:value-type="float">
            <text:p>96.03</text:p>
          </table:table-cell>
          <table:table-cell office:value-type="float" office:value="96.32" calcext:value-type="float">
            <text:p>96.32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ips</text:p>
          </table:table-cell>
          <table:table-cell office:value-type="string" calcext:value-type="string">
            <text:p>FIPS ID</text:p>
          </table:table-cell>
          <table:table-cell office:value-type="string" calcext:value-type="string">
            <text:p>Combined Medicare/Census</text:p>
          </table:table-cell>
          <table:table-cell office:value-type="float" office:value="697179" calcext:value-type="float">
            <text:p>697179</text:p>
          </table:table-cell>
          <table:table-cell office:value-type="float" office:value="569050" calcext:value-type="float">
            <text:p>569050</text:p>
          </table:table-cell>
          <table:table-cell office:value-type="float" office:value="684790445" calcext:value-type="float">
            <text:p>684790445</text:p>
          </table:table-cell>
          <table:table-cell office:value-type="float" office:value="472059898" calcext:value-type="float">
            <text:p>472059898</text:p>
          </table:table-cell>
          <table:table-cell office:value-type="float" office:value="3361" calcext:value-type="float">
            <text:p>3361</text:p>
          </table:table-cell>
          <table:table-cell office:value-type="float" office:value="3227" calcext:value-type="float">
            <text:p>3227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fips_no_interp</text:p>
          </table:table-cell>
          <table:table-cell office:value-type="string" calcext:value-type="string">
            <text:p>US county code used to help link county level data to zipcodes (no interpolation)</text:p>
          </table:table-cell>
          <table:table-cell office:value-type="string" calcext:value-type="string">
            <text:p>Census</text:p>
          </table:table-cell>
          <table:table-cell office:value-type="float" office:value="697118" calcext:value-type="float">
            <text:p>697118</text:p>
          </table:table-cell>
          <table:table-cell office:value-type="float" office:value="569050" calcext:value-type="float">
            <text:p>569050</text:p>
          </table:table-cell>
          <table:table-cell office:value-type="float" office:value="684790506" calcext:value-type="float">
            <text:p>684790506</text:p>
          </table:table-cell>
          <table:table-cell office:value-type="float" office:value="472059898" calcext:value-type="float">
            <text:p>472059898</text:p>
          </table:table-cell>
          <table:table-cell office:value-type="float" office:value="3361" calcext:value-type="float">
            <text:p>3361</text:p>
          </table:table-cell>
          <table:table-cell office:value-type="float" office:value="3227" calcext:value-type="float">
            <text:p>3227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hmoind</text:p>
          </table:table-cell>
          <table:table-cell office:value-type="string" calcext:value-type="string">
            <text:p>HMO indicator for each month (0=FSS plan C=HML/MA plan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office:value-type="float" office:value="6896" calcext:value-type="float">
            <text:p>6896</text:p>
          </table:table-cell>
          <table:table-cell office:value-type="float" office:value="6149" calcext:value-type="float">
            <text:p>6149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latitude</text:p>
          </table:table-cell>
          <table:table-cell office:value-type="string" calcext:value-type="string">
            <text:p>Latitude (degress) of the center (centroid) of the ZIP code</text:p>
          </table:table-cell>
          <table:table-cell office:value-type="string" calcext:value-type="string">
            <text:p>Medicare</text:p>
          </table:table-cell>
          <table:table-cell office:value-type="float" office:value="1592851" calcext:value-type="float">
            <text:p>1592851</text:p>
          </table:table-cell>
          <table:table-cell office:value-type="float" office:value="590260" calcext:value-type="float">
            <text:p>590260</text:p>
          </table:table-cell>
          <table:table-cell office:value-type="float" office:value="683894773" calcext:value-type="float">
            <text:p>683894773</text:p>
          </table:table-cell>
          <table:table-cell office:value-type="float" office:value="472038688" calcext:value-type="float">
            <text:p>472038688</text:p>
          </table:table-cell>
          <table:table-cell office:value-type="float" office:value="40190" calcext:value-type="float">
            <text:p>40190</text:p>
          </table:table-cell>
          <table:table-cell office:value-type="float" office:value="40038" calcext:value-type="float">
            <text:p>40038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longitude</text:p>
          </table:table-cell>
          <table:table-cell office:value-type="string" calcext:value-type="string">
            <text:p>Longitude (degress) of the center (centroid) of the ZIP code</text:p>
          </table:table-cell>
          <table:table-cell office:value-type="string" calcext:value-type="string">
            <text:p>Medicare</text:p>
          </table:table-cell>
          <table:table-cell office:value-type="float" office:value="1592851" calcext:value-type="float">
            <text:p>1592851</text:p>
          </table:table-cell>
          <table:table-cell office:value-type="float" office:value="590260" calcext:value-type="float">
            <text:p>590260</text:p>
          </table:table-cell>
          <table:table-cell office:value-type="float" office:value="683894773" calcext:value-type="float">
            <text:p>683894773</text:p>
          </table:table-cell>
          <table:table-cell office:value-type="float" office:value="472038688" calcext:value-type="float">
            <text:p>472038688</text:p>
          </table:table-cell>
          <table:table-cell office:value-type="float" office:value="40236" calcext:value-type="float">
            <text:p>40236</text:p>
          </table:table-cell>
          <table:table-cell office:value-type="float" office:value="40083" calcext:value-type="float">
            <text:p>400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opulation</text:p>
          </table:table-cell>
          <table:table-cell table:number-columns-repeated="2"/>
          <table:table-cell office:value-type="float" office:value="55457285" calcext:value-type="float">
            <text:p>55457285</text:p>
          </table:table-cell>
          <table:table-cell/>
          <table:table-cell office:value-type="float" office:value="630030339" calcext:value-type="float">
            <text:p>630030339</text:p>
          </table:table-cell>
          <table:table-cell/>
          <table:table-cell office:value-type="float" office:value="252362" calcext:value-type="float">
            <text:p>2523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ulation_no_interp</text:p>
          </table:table-cell>
          <table:table-cell table:number-columns-repeated="2"/>
          <table:table-cell office:value-type="float" office:value="416453602" calcext:value-type="float">
            <text:p>416453602</text:p>
          </table:table-cell>
          <table:table-cell/>
          <table:table-cell office:value-type="float" office:value="269034022" calcext:value-type="float">
            <text:p>269034022</text:p>
          </table:table-cell>
          <table:table-cell/>
          <table:table-cell office:value-type="float" office:value="42282" calcext:value-type="float">
            <text:p>42282</text:p>
          </table:table-cell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qid</text:p>
          </table:table-cell>
          <table:table-cell office:value-type="string" calcext:value-type="string">
            <text:p>Encrypted 723 Beneficiary ID (beneficiary unique ID)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office:value-type="float" office:value="78094676" calcext:value-type="float">
            <text:p>78094676</text:p>
          </table:table-cell>
          <table:table-cell office:value-type="float" office:value="62430262" calcext:value-type="float">
            <text:p>62430262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statecode</text:p>
          </table:table-cell>
          <table:table-cell office:value-type="string" calcext:value-type="string">
            <text:p>Two-letter abbrev. for state name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/>
          <table:table-cell office:value-type="float" office:value="939210" calcext:value-type="float">
            <text:p>939210</text:p>
          </table:table-cell>
          <table:table-cell office:value-type="float" office:value="29395" calcext:value-type="float">
            <text:p>29395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zcta</text:p>
          </table:table-cell>
          <table:table-cell table:number-columns-repeated="2"/>
          <table:table-cell office:value-type="float" office:value="55457285" calcext:value-type="float">
            <text:p>55457285</text:p>
          </table:table-cell>
          <table:table-cell office:value-type="float" office:value="1596153" calcext:value-type="float">
            <text:p>1596153</text:p>
          </table:table-cell>
          <table:table-cell office:value-type="float" office:value="630030339" calcext:value-type="float">
            <text:p>630030339</text:p>
          </table:table-cell>
          <table:table-cell office:value-type="float" office:value="471032795" calcext:value-type="float">
            <text:p>471032795</text:p>
          </table:table-cell>
          <table:table-cell office:value-type="float" office:value="29428" calcext:value-type="float">
            <text:p>29428</text:p>
          </table:table-cell>
          <table:table-cell office:value-type="float" office:value="32404" calcext:value-type="float">
            <text:p>32404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zcta_no_interp</text:p>
          </table:table-cell>
          <table:table-cell table:number-columns-repeated="2"/>
          <table:table-cell office:value-type="float" office:value="416453602" calcext:value-type="float">
            <text:p>416453602</text:p>
          </table:table-cell>
          <table:table-cell office:value-type="float" office:value="358811886" calcext:value-type="float">
            <text:p>358811886</text:p>
          </table:table-cell>
          <table:table-cell office:value-type="float" office:value="269034022" calcext:value-type="float">
            <text:p>269034022</text:p>
          </table:table-cell>
          <table:table-cell office:value-type="float" office:value="113817062" calcext:value-type="float">
            <text:p>113817062</text:p>
          </table:table-cell>
          <table:table-cell office:value-type="float" office:value="29334" calcext:value-type="float">
            <text:p>29334</text:p>
          </table:table-cell>
          <table:table-cell office:value-type="float" office:value="32196" calcext:value-type="float">
            <text:p>32196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zip</text:p>
          </table:table-cell>
          <table:table-cell office:value-type="string" calcext:value-type="string">
            <text:p>Zip code of the mailing address where the benficiary may be contacted</text:p>
          </table:table-cell>
          <table:table-cell office:value-type="string" calcext:value-type="string">
            <text:p>Medic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487624" calcext:value-type="float">
            <text:p>685487624</text:p>
          </table:table-cell>
          <table:table-cell office:value-type="float" office:value="472628948" calcext:value-type="float">
            <text:p>472628948</text:p>
          </table:table-cell>
          <table:table-cell office:value-type="float" office:value="45146" calcext:value-type="float">
            <text:p>45146</text:p>
          </table:table-cell>
          <table:table-cell office:value-type="float" office:value="46693" calcext:value-type="float">
            <text:p>466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llowup_year_1999_plus_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llowup_year_2000_plus_o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ulation</text:p>
          </table:table-cell>
          <table:table-cell table:number-columns-repeated="4"/>
          <table:table-cell office:value-type="float" office:value="1596153" calcext:value-type="float">
            <text:p>1596153</text:p>
          </table:table-cell>
          <table:table-cell/>
          <table:table-cell office:value-type="float" office:value="471032795" calcext:value-type="float">
            <text:p>471032795</text:p>
          </table:table-cell>
          <table:table-cell/>
          <table:table-cell office:value-type="float" office:value="229291" calcext:value-type="float">
            <text:p>2292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ulation_no_interp</text:p>
          </table:table-cell>
          <table:table-cell table:number-columns-repeated="4"/>
          <table:table-cell office:value-type="float" office:value="358811886" calcext:value-type="float">
            <text:p>358811886</text:p>
          </table:table-cell>
          <table:table-cell/>
          <table:table-cell office:value-type="float" office:value="113817062" calcext:value-type="float">
            <text:p>113817062</text:p>
          </table:table-cell>
          <table:table-cell/>
          <table:table-cell office:value-type="float" office:value="29109" calcext:value-type="float">
            <text:p>291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ipcode_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72628948" calcext:value-type="float">
            <text:p>472628948</text:p>
          </table:table-cell>
          <table:table-cell/>
          <table:table-cell office:value-type="float" office:value="46693" calcext:value-type="float">
            <text:p>4669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0T10:59:39.017266638</dc:date>
    <dc:creator>Ista Zahn</dc:creator>
    <meta:editing-duration>PT2M5S</meta:editing-duration>
    <meta:editing-cycles>1</meta:editing-cycles>
    <meta:document-statistic meta:table-count="1" meta:cell-count="2454" meta:object-count="0"/>
    <meta:generator>LibreOffice/4.3.7.2$Linux_X86_64 LibreOffice_project/430$Build-2</meta:generator>
  </office:meta>
</office:document-meta>
</file>